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HG PGothicB Sun" svg:font-family="'HG PGothicB Sun', mspgothic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57cm"/>
    </style:style>
    <style:style style:name="co2" style:family="table-column">
      <style:table-column-properties fo:break-before="auto" style:column-width="0.771cm"/>
    </style:style>
    <style:style style:name="co3" style:family="table-column">
      <style:table-column-properties fo:break-before="auto" style:column-width="0.9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721cm"/>
    </style:style>
    <style:style style:name="co6" style:family="table-column">
      <style:table-column-properties fo:break-before="auto" style:column-width="2.27cm"/>
    </style:style>
    <style:style style:name="co7" style:family="table-column">
      <style:table-column-properties fo:break-before="auto" style:column-width="0.887cm"/>
    </style:style>
    <style:style style:name="co8" style:family="table-column">
      <style:table-column-properties fo:break-before="auto" style:column-width="1.3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size-asian="6.80000019073486pt" style:language-complex="en" style:country-complex="U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3" table:visibility="collapse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4" table:number-columns-repeated="2" table:default-cell-style-name="Default"/>
        <table:table-column table:style-name="co6" table:visibility="collapse" table:default-cell-style-name="ce1"/>
        <table:table-column table:style-name="co4" table:visibility="collapse" table:number-columns-repeated="2" table:default-cell-style-name="Default"/>
        <table:table-row table:style-name="ro1"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3"/>
          <table:table-cell table:number-columns-repeated="3"/>
          <table:table-cell table:number-columns-repeated="3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3"/>
          <table:table-cell table:number-columns-repeated="3"/>
          <table:table-cell table:number-columns-repeated="3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3" office:value-type="float" office:value="1">
            <text:p>1</text:p>
          </table:table-cell>
          <table:table-cell/>
          <table:table-cell table:formula="of:=[.A1]*2^8+[.B1]*2^7+[.C1]*2^6+[.A2]*2^5+[.B2]*2^4+[.C2]*2^3+[.A3]*2^2+[.B3]*2^1+[.C3]*2^0" office:value-type="float" office:value="511">
            <text:p>511</text:p>
          </table:table-cell>
          <table:table-cell table:formula="of:=BASE([.E3];16;3)" office:value-type="string" office:string-value="1FF">
            <text:p>1FF</text:p>
          </table:table-cell>
          <table:table-cell table:number-columns-repeated="3"/>
          <table:table-cell/>
          <table:table-cell table:formula="of:=[.G1]*2^8+[.H1]*2^7+[.I1]*2^6+[.G2]*2^5+[.H2]*2^4+[.I2]*2^3+[.G3]*2^2+[.H3]*2^1+[.I3]*2^0" office:value-type="float" office:value="0">
            <text:p>0</text:p>
          </table:table-cell>
          <table:table-cell table:formula="of:=BASE([.K3];16;3)" office:value-type="string" office:string-value="000">
            <text:p>000</text:p>
          </table:table-cell>
          <table:table-cell table:number-columns-repeated="3"/>
          <table:table-cell/>
          <table:table-cell table:formula="of:=[.M1]*2^8+[.N1]*2^7+[.O1]*2^6+[.M2]*2^5+[.N2]*2^4+[.O2]*2^3+[.M3]*2^2+[.N3]*2^1+[.O3]*2^0" office:value-type="float" office:value="0">
            <text:p>0</text:p>
          </table:table-cell>
          <table:table-cell table:formula="of:=BASE([.Q3];16;3)" office:value-type="string" office:string-value="000">
            <text:p>000</text:p>
          </table:table-cell>
          <table:table-cell office:value-type="string">
            <text:p>0x</text:p>
          </table:table-cell>
          <table:table-cell table:formula="of:=[.$S$3]&amp;[.F3]" office:value-type="string" office:string-value="0x1FF">
            <text:p>0x1FF</text:p>
          </table:table-cell>
          <table:table-cell table:formula="of:=[.$S$3]&amp;[.L3]" office:value-type="string" office:string-value="0x000">
            <text:p>0x000</text:p>
          </table:table-cell>
          <table:table-cell table:formula="of:=[.$S$3]&amp;[.R3]" office:value-type="string" office:string-value="0x000">
            <text:p>0x000</text:p>
          </table:table-cell>
        </table:table-row>
        <table:table-row table:style-name="ro1">
          <table:table-cell table:number-columns-repeated="19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3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3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/>
          <table:table-cell table:formula="of:=[.A5]*2^8+[.B5]*2^7+[.C5]*2^6+[.A6]*2^5+[.B6]*2^4+[.C6]*2^3+[.A7]*2^2+[.B7]*2^1+[.C7]*2^0" office:value-type="float" office:value="0">
            <text:p>0</text:p>
          </table:table-cell>
          <table:table-cell table:formula="of:=BASE([.E7];16;3)" office:value-type="string" office:string-value="000">
            <text:p>000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G5]*2^8+[.H5]*2^7+[.I5]*2^6+[.G6]*2^5+[.H6]*2^4+[.I6]*2^3+[.G7]*2^2+[.H7]*2^1+[.I7]*2^0" office:value-type="float" office:value="511">
            <text:p>511</text:p>
          </table:table-cell>
          <table:table-cell table:formula="of:=BASE([.K7];16;3)" office:value-type="string" office:string-value="1FF">
            <text:p>1FF</text:p>
          </table:table-cell>
          <table:table-cell table:number-columns-repeated="3"/>
          <table:table-cell/>
          <table:table-cell table:formula="of:=[.M5]*2^8+[.N5]*2^7+[.O5]*2^6+[.M6]*2^5+[.N6]*2^4+[.O6]*2^3+[.M7]*2^2+[.N7]*2^1+[.O7]*2^0" office:value-type="float" office:value="0">
            <text:p>0</text:p>
          </table:table-cell>
          <table:table-cell table:formula="of:=BASE([.Q7];16;3)" office:value-type="string" office:string-value="000">
            <text:p>000</text:p>
          </table:table-cell>
          <table:table-cell/>
          <table:table-cell table:formula="of:=[.$S$3]&amp;[.F7]" office:value-type="string" office:string-value="0x000">
            <text:p>0x000</text:p>
          </table:table-cell>
          <table:table-cell table:formula="of:=[.$S$3]&amp;[.L7]" office:value-type="string" office:string-value="0x1FF">
            <text:p>0x1FF</text:p>
          </table:table-cell>
          <table:table-cell table:formula="of:=[.$S$3]&amp;[.R7]" office:value-type="string" office:string-value="0x000">
            <text:p>0x000</text:p>
          </table:table-cell>
        </table:table-row>
        <table:table-row table:style-name="ro1">
          <table:table-cell table:number-columns-repeated="19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number-columns-repeated="3"/>
          <table:table-cell table:number-columns-repeated="3"/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/>
          <table:table-cell table:style-name="Default" table:formula="of:=[.T3]&amp;&quot;,&quot;&amp;[.T7]" office:value-type="string" office:string-value="0x1FF,0x000">
            <text:p>0x1FF,0x000</text:p>
          </table:table-cell>
          <table:table-cell table:formula="of:=[.U3]&amp;&quot;,&quot;&amp;[.U7]" office:value-type="string" office:string-value="0x000,0x1FF">
            <text:p>0x000,0x1FF</text:p>
          </table:table-cell>
          <table:table-cell table:formula="of:=[.V3]&amp;&quot;.&quot;&amp;[.V7]" office:value-type="string" office:string-value="0x000.0x000">
            <text:p>0x000.0x000</text:p>
          </table:table-cell>
        </table:table-row>
        <table:table-row table:style-name="ro1">
          <table:table-cell table:number-columns-repeated="3"/>
          <table:table-cell table:number-columns-repeated="3"/>
          <table:table-cell table:number-columns-repeated="3"/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/>
          <table:table-cell table:formula="of:=[.A9]*2^8+[.B9]*2^7+[.C9]*2^6+[.A10]*2^5+[.B10]*2^4+[.C10]*2^3+[.A11]*2^2+[.B11]*2^1+[.C11]*2^0" office:value-type="float" office:value="0">
            <text:p>0</text:p>
          </table:table-cell>
          <table:table-cell table:formula="of:=BASE([.E11];16;3)" office:value-type="string" office:string-value="000">
            <text:p>000</text:p>
          </table:table-cell>
          <table:table-cell table:number-columns-repeated="3"/>
          <table:table-cell/>
          <table:table-cell table:formula="of:=[.G9]*2^8+[.H9]*2^7+[.I9]*2^6+[.G10]*2^5+[.H10]*2^4+[.I10]*2^3+[.G11]*2^2+[.H11]*2^1+[.I11]*2^0" office:value-type="float" office:value="0">
            <text:p>0</text:p>
          </table:table-cell>
          <table:table-cell table:formula="of:=BASE([.K11];16;3)" office:value-type="string" office:string-value="000">
            <text:p>000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M9]*2^8+[.N9]*2^7+[.O9]*2^6+[.M10]*2^5+[.N10]*2^4+[.O10]*2^3+[.M11]*2^2+[.N11]*2^1+[.O11]*2^0" office:value-type="float" office:value="511">
            <text:p>511</text:p>
          </table:table-cell>
          <table:table-cell table:formula="of:=BASE([.Q11];16;3)" office:value-type="string" office:string-value="1FF">
            <text:p>1FF</text:p>
          </table:table-cell>
          <table:table-cell/>
          <table:table-cell table:formula="of:=[.$S$3]&amp;[.F11]" office:value-type="string" office:string-value="0x000">
            <text:p>0x000</text:p>
          </table:table-cell>
          <table:table-cell table:formula="of:=[.$S$3]&amp;[.L11]" office:value-type="string" office:string-value="0x000">
            <text:p>0x000</text:p>
          </table:table-cell>
          <table:table-cell table:formula="of:=[.$S$3]&amp;[.R11]" office:value-type="string" office:string-value="0x1FF">
            <text:p>0x1FF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/>
          <table:table-cell table:number-columns-repeated="3"/>
          <table:table-cell table:number-columns-repeated="3"/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/>
          <table:table-cell table:style-name="Default" table:formula="of:=[.T9]&amp;&quot;,&quot;&amp;[.T11]" office:value-type="string" office:string-value="0x1FF,0x000,0x000">
            <text:p>0x1FF,0x000,0x000</text:p>
          </table:table-cell>
          <table:table-cell table:formula="of:=[.U9]&amp;&quot;,&quot;&amp;[.U11]" office:value-type="string" office:string-value="0x000,0x1FF,0x000">
            <text:p>0x000,0x1FF,0x000</text:p>
          </table:table-cell>
          <table:table-cell table:formula="of:=[.V9]&amp;&quot;,&quot;&amp;[.V11]" office:value-type="string" office:string-value="0x000.0x000,0x1FF">
            <text:p>0x000.0x000,0x1FF</text:p>
          </table:table-cell>
        </table:table-row>
        <table:table-row table:style-name="ro1">
          <table:table-cell table:number-columns-repeated="3"/>
          <table:table-cell table:number-columns-repeated="3"/>
          <table:table-cell table:number-columns-repeated="3"/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/>
          <table:table-cell table:formula="of:=[.A13]*2^8+[.B13]*2^7+[.C13]*2^6+[.A14]*2^5+[.B14]*2^4+[.C14]*2^3+[.A15]*2^2+[.B15]*2^1+[.C15]*2^0" office:value-type="float" office:value="0">
            <text:p>0</text:p>
          </table:table-cell>
          <table:table-cell table:formula="of:=BASE([.E15];16;3)" office:value-type="string" office:string-value="000">
            <text:p>000</text:p>
          </table:table-cell>
          <table:table-cell table:number-columns-repeated="3"/>
          <table:table-cell/>
          <table:table-cell table:formula="of:=[.G13]*2^8+[.H13]*2^7+[.I13]*2^6+[.G14]*2^5+[.H14]*2^4+[.I14]*2^3+[.G15]*2^2+[.H15]*2^1+[.I15]*2^0" office:value-type="float" office:value="0">
            <text:p>0</text:p>
          </table:table-cell>
          <table:table-cell table:formula="of:=BASE([.K15];16;3)" office:value-type="string" office:string-value="000">
            <text:p>000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M13]*2^8+[.N13]*2^7+[.O13]*2^6+[.M14]*2^5+[.N14]*2^4+[.O14]*2^3+[.M15]*2^2+[.N15]*2^1+[.O15]*2^0" office:value-type="float" office:value="511">
            <text:p>511</text:p>
          </table:table-cell>
          <table:table-cell table:formula="of:=BASE([.Q15];16;3)" office:value-type="string" office:string-value="1FF">
            <text:p>1FF</text:p>
          </table:table-cell>
          <table:table-cell/>
          <table:table-cell table:formula="of:=[.$S$3]&amp;[.F15]" office:value-type="string" office:string-value="0x000">
            <text:p>0x000</text:p>
          </table:table-cell>
          <table:table-cell table:formula="of:=[.$S$3]&amp;[.L15]" office:value-type="string" office:string-value="0x000">
            <text:p>0x000</text:p>
          </table:table-cell>
          <table:table-cell table:formula="of:=[.$S$3]&amp;[.R15]" office:value-type="string" office:string-value="0x1FF">
            <text:p>0x1FF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/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3"/>
          <table:table-cell table:number-columns-repeated="4"/>
          <table:table-cell table:style-name="Default" table:formula="of:=[.T13]&amp;&quot;,&quot;&amp;[.T15]" office:value-type="string" office:string-value="0x1FF,0x000,0x000,0x000">
            <text:p>0x1FF,0x000,0x000,0x000</text:p>
          </table:table-cell>
          <table:table-cell table:formula="of:=[.U13]&amp;&quot;,&quot;&amp;[.U15]" office:value-type="string" office:string-value="0x000,0x1FF,0x000,0x000">
            <text:p>0x000,0x1FF,0x000,0x000</text:p>
          </table:table-cell>
          <table:table-cell table:formula="of:=[.V13]&amp;&quot;,&quot;&amp;[.V15]" office:value-type="string" office:string-value="0x000.0x000,0x1FF,0x1FF">
            <text:p>0x000.0x000,0x1FF,0x1FF</text:p>
          </table:table-cell>
        </table:table-row>
        <table:table-row table:style-name="ro1">
          <table:table-cell table:number-columns-repeated="3"/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3"/>
          <table:table-cell table:number-columns-repeated="7"/>
        </table:table-row>
        <table:table-row table:style-name="ro1">
          <table:table-cell table:number-columns-repeated="3"/>
          <table:table-cell/>
          <table:table-cell table:formula="of:=[.A17]*2^8+[.B17]*2^7+[.C17]*2^6+[.A18]*2^5+[.B18]*2^4+[.C18]*2^3+[.A19]*2^2+[.B19]*2^1+[.C19]*2^0" office:value-type="float" office:value="0">
            <text:p>0</text:p>
          </table:table-cell>
          <table:table-cell table:formula="of:=BASE([.E19];16;3)" office:value-type="string" office:string-value="000">
            <text:p>000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G17]*2^8+[.H17]*2^7+[.I17]*2^6+[.G18]*2^5+[.H18]*2^4+[.I18]*2^3+[.G19]*2^2+[.H19]*2^1+[.I19]*2^0" office:value-type="float" office:value="511">
            <text:p>511</text:p>
          </table:table-cell>
          <table:table-cell table:formula="of:=BASE([.K19];16;3)" office:value-type="string" office:string-value="1FF">
            <text:p>1FF</text:p>
          </table:table-cell>
          <table:table-cell table:number-columns-repeated="3"/>
          <table:table-cell/>
          <table:table-cell table:formula="of:=[.M17]*2^8+[.N17]*2^7+[.O17]*2^6+[.M18]*2^5+[.N18]*2^4+[.O18]*2^3+[.M19]*2^2+[.N19]*2^1+[.O19]*2^0" office:value-type="float" office:value="0">
            <text:p>0</text:p>
          </table:table-cell>
          <table:table-cell table:formula="of:=BASE([.Q19];16;3)" office:value-type="string" office:string-value="000">
            <text:p>000</text:p>
          </table:table-cell>
          <table:table-cell/>
          <table:table-cell table:formula="of:=[.$S$3]&amp;[.F19]" office:value-type="string" office:string-value="0x000">
            <text:p>0x000</text:p>
          </table:table-cell>
          <table:table-cell table:formula="of:=[.$S$3]&amp;[.L19]" office:value-type="string" office:string-value="0x1FF">
            <text:p>0x1FF</text:p>
          </table:table-cell>
          <table:table-cell table:formula="of:=[.$S$3]&amp;[.R19]" office:value-type="string" office:string-value="0x000">
            <text:p>0x00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3"/>
          <table:table-cell table:number-columns-repeated="3"/>
          <table:table-cell table:number-columns-repeated="3"/>
          <table:table-cell table:number-columns-repeated="4"/>
          <table:table-cell table:style-name="Default" table:formula="of:=[.T17]&amp;&quot;,&quot;&amp;[.T19]" office:value-type="string" office:string-value="0x1FF,0x000,0x000,0x000,0x000">
            <text:p>0x1FF,0x000,0x000,0x000,0x000</text:p>
          </table:table-cell>
          <table:table-cell table:formula="of:=[.U17]&amp;&quot;,&quot;&amp;[.U19]" office:value-type="string" office:string-value="0x000,0x1FF,0x000,0x000,0x1FF">
            <text:p>0x000,0x1FF,0x000,0x000,0x1FF</text:p>
          </table:table-cell>
          <table:table-cell table:formula="of:=[.V17]&amp;&quot;,&quot;&amp;[.V19]" office:value-type="string" office:string-value="0x000.0x000,0x1FF,0x1FF,0x000">
            <text:p>0x000.0x000,0x1FF,0x1FF,0x000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3"/>
          <table:table-cell table:number-columns-repeated="3"/>
          <table:table-cell table:number-columns-repeated="3"/>
          <table:table-cell table:number-columns-repeated="7"/>
        </table:table-row>
        <table:table-row table:style-name="ro1">
          <table:table-cell table:number-columns-repeated="3" office:value-type="float" office:value="1">
            <text:p>1</text:p>
          </table:table-cell>
          <table:table-cell/>
          <table:table-cell table:formula="of:=[.A21]*2^8+[.B21]*2^7+[.C21]*2^6+[.A22]*2^5+[.B22]*2^4+[.C22]*2^3+[.A23]*2^2+[.B23]*2^1+[.C23]*2^0" office:value-type="float" office:value="511">
            <text:p>511</text:p>
          </table:table-cell>
          <table:table-cell table:formula="of:=BASE([.E23];16;3)" office:value-type="string" office:string-value="1FF">
            <text:p>1FF</text:p>
          </table:table-cell>
          <table:table-cell table:number-columns-repeated="3"/>
          <table:table-cell/>
          <table:table-cell table:formula="of:=[.G21]*2^8+[.H21]*2^7+[.I21]*2^6+[.G22]*2^5+[.H22]*2^4+[.I22]*2^3+[.G23]*2^2+[.H23]*2^1+[.I23]*2^0" office:value-type="float" office:value="0">
            <text:p>0</text:p>
          </table:table-cell>
          <table:table-cell table:formula="of:=BASE([.K23];16;3)" office:value-type="string" office:string-value="000">
            <text:p>000</text:p>
          </table:table-cell>
          <table:table-cell table:number-columns-repeated="3"/>
          <table:table-cell/>
          <table:table-cell table:formula="of:=[.M21]*2^8+[.N21]*2^7+[.O21]*2^6+[.M22]*2^5+[.N22]*2^4+[.O22]*2^3+[.M23]*2^2+[.N23]*2^1+[.O23]*2^0" office:value-type="float" office:value="0">
            <text:p>0</text:p>
          </table:table-cell>
          <table:table-cell table:formula="of:=BASE([.Q23];16;3)" office:value-type="string" office:string-value="000">
            <text:p>000</text:p>
          </table:table-cell>
          <table:table-cell/>
          <table:table-cell table:formula="of:=[.$S$3]&amp;[.F23]" office:value-type="string" office:string-value="0x1FF">
            <text:p>0x1FF</text:p>
          </table:table-cell>
          <table:table-cell table:formula="of:=[.$S$3]&amp;[.L23]" office:value-type="string" office:string-value="0x000">
            <text:p>0x000</text:p>
          </table:table-cell>
          <table:table-cell table:formula="of:=[.$S$3]&amp;[.R23]" office:value-type="string" office:string-value="0x000">
            <text:p>0x00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4"/>
          <table:table-cell table:style-name="Default" table:formula="of:=[.T21]&amp;&quot;,&quot;&amp;[.T23]" office:value-type="string" office:string-value="0x1FF,0x000,0x000,0x000,0x000,0x1FF">
            <text:p>0x1FF,0x000,0x000,0x000,0x000,0x1FF</text:p>
          </table:table-cell>
          <table:table-cell table:formula="of:=[.U21]&amp;&quot;,&quot;&amp;[.U23]" office:value-type="string" office:string-value="0x000,0x1FF,0x000,0x000,0x1FF,0x000">
            <text:p>0x000,0x1FF,0x000,0x000,0x1FF,0x000</text:p>
          </table:table-cell>
          <table:table-cell table:formula="of:=[.V21]&amp;&quot;,&quot;&amp;[.V23]" office:value-type="string" office:string-value="0x000.0x000,0x1FF,0x1FF,0x000,0x000">
            <text:p>0x000.0x000,0x1FF,0x1FF,0x000,0x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/>
          <table:table-cell table:formula="of:=[.A25]*2^8+[.B25]*2^7+[.C25]*2^6+[.A26]*2^5+[.B26]*2^4+[.C26]*2^3+[.A27]*2^2+[.B27]*2^1+[.C27]*2^0" office:value-type="float" office:value="292">
            <text:p>292</text:p>
          </table:table-cell>
          <table:table-cell table:formula="of:=BASE([.E27];16;3)" office:value-type="string" office:string-value="124">
            <text:p>124</text:p>
          </table:table-cell>
          <table:table-cell office:value-type="float" office:value="1">
            <text:p>1</text:p>
          </table:table-cell>
          <table:table-cell table:number-columns-repeated="2"/>
          <table:table-cell/>
          <table:table-cell table:formula="of:=[.G25]*2^8+[.H25]*2^7+[.I25]*2^6+[.G26]*2^5+[.H26]*2^4+[.I26]*2^3+[.G27]*2^2+[.H27]*2^1+[.I27]*2^0" office:value-type="float" office:value="292">
            <text:p>292</text:p>
          </table:table-cell>
          <table:table-cell table:formula="of:=BASE([.K27];16;3)" office:value-type="string" office:string-value="124">
            <text:p>124</text:p>
          </table:table-cell>
          <table:table-cell office:value-type="float" office:value="1">
            <text:p>1</text:p>
          </table:table-cell>
          <table:table-cell table:number-columns-repeated="2"/>
          <table:table-cell/>
          <table:table-cell table:formula="of:=[.M25]*2^8+[.N25]*2^7+[.O25]*2^6+[.M26]*2^5+[.N26]*2^4+[.O26]*2^3+[.M27]*2^2+[.N27]*2^1+[.O27]*2^0" office:value-type="float" office:value="292">
            <text:p>292</text:p>
          </table:table-cell>
          <table:table-cell table:formula="of:=BASE([.Q27];16;3)" office:value-type="string" office:string-value="124">
            <text:p>124</text:p>
          </table:table-cell>
          <table:table-cell/>
          <table:table-cell table:formula="of:=[.$S$3]&amp;[.F27]" office:value-type="string" office:string-value="0x124">
            <text:p>0x124</text:p>
          </table:table-cell>
          <table:table-cell table:formula="of:=[.$S$3]&amp;[.L27]" office:value-type="string" office:string-value="0x124">
            <text:p>0x124</text:p>
          </table:table-cell>
          <table:table-cell table:formula="of:=[.$S$3]&amp;[.R27]" office:value-type="string" office:string-value="0x124">
            <text:p>0x124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number-columns-repeated="3"/>
          <table:table-cell/>
          <table:table-cell office:value-type="float" office:value="1">
            <text:p>1</text:p>
          </table:table-cell>
          <table:table-cell/>
          <table:table-cell table:number-columns-repeated="3"/>
          <table:table-cell/>
          <table:table-cell office:value-type="float" office:value="1">
            <text:p>1</text:p>
          </table:table-cell>
          <table:table-cell/>
          <table:table-cell table:number-columns-repeated="4"/>
          <table:table-cell table:style-name="Default" table:formula="of:=[.T25]&amp;&quot;,&quot;&amp;[.T27]" office:value-type="string" office:string-value="0x1FF,0x000,0x000,0x000,0x000,0x1FF,0x124">
            <text:p>0x1FF,0x000,0x000,0x000,0x000,0x1FF,0x124</text:p>
          </table:table-cell>
          <table:table-cell table:formula="of:=[.U25]&amp;&quot;,&quot;&amp;[.U27]" office:value-type="string" office:string-value="0x000,0x1FF,0x000,0x000,0x1FF,0x000,0x124">
            <text:p>0x000,0x1FF,0x000,0x000,0x1FF,0x000,0x124</text:p>
          </table:table-cell>
          <table:table-cell table:formula="of:=[.V25]&amp;&quot;,&quot;&amp;[.V27]" office:value-type="string" office:string-value="0x000.0x000,0x1FF,0x1FF,0x000,0x000,0x124">
            <text:p>0x000.0x000,0x1FF,0x1FF,0x000,0x000,0x124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number-columns-repeated="3"/>
          <table:table-cell/>
          <table:table-cell office:value-type="float" office:value="1">
            <text:p>1</text:p>
          </table:table-cell>
          <table:table-cell/>
          <table:table-cell table:number-columns-repeated="3"/>
          <table:table-cell/>
          <table:table-cell office:value-type="float" office:value="1">
            <text:p>1</text:p>
          </table:table-cell>
          <table:table-cell/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/>
          <table:table-cell table:formula="of:=[.A29]*2^8+[.B29]*2^7+[.C29]*2^6+[.A30]*2^5+[.B30]*2^4+[.C30]*2^3+[.A31]*2^2+[.B31]*2^1+[.C31]*2^0" office:value-type="float" office:value="146">
            <text:p>146</text:p>
          </table:table-cell>
          <table:table-cell table:formula="of:=BASE([.E31];16;3)" office:value-type="string" office:string-value="092">
            <text:p>092</text:p>
          </table:table-cell>
          <table:table-cell/>
          <table:table-cell office:value-type="float" office:value="1">
            <text:p>1</text:p>
          </table:table-cell>
          <table:table-cell/>
          <table:table-cell/>
          <table:table-cell table:formula="of:=[.G29]*2^8+[.H29]*2^7+[.I29]*2^6+[.G30]*2^5+[.H30]*2^4+[.I30]*2^3+[.G31]*2^2+[.H31]*2^1+[.I31]*2^0" office:value-type="float" office:value="146">
            <text:p>146</text:p>
          </table:table-cell>
          <table:table-cell table:formula="of:=BASE([.K31];16;3)" office:value-type="string" office:string-value="092">
            <text:p>092</text:p>
          </table:table-cell>
          <table:table-cell/>
          <table:table-cell office:value-type="float" office:value="1">
            <text:p>1</text:p>
          </table:table-cell>
          <table:table-cell/>
          <table:table-cell/>
          <table:table-cell table:formula="of:=[.M29]*2^8+[.N29]*2^7+[.O29]*2^6+[.M30]*2^5+[.N30]*2^4+[.O30]*2^3+[.M31]*2^2+[.N31]*2^1+[.O31]*2^0" office:value-type="float" office:value="146">
            <text:p>146</text:p>
          </table:table-cell>
          <table:table-cell table:formula="of:=BASE([.Q31];16;3)" office:value-type="string" office:string-value="092">
            <text:p>092</text:p>
          </table:table-cell>
          <table:table-cell/>
          <table:table-cell table:formula="of:=[.$S$3]&amp;[.F31]" office:value-type="string" office:string-value="0x092">
            <text:p>0x092</text:p>
          </table:table-cell>
          <table:table-cell table:formula="of:=[.$S$3]&amp;[.L31]" office:value-type="string" office:string-value="0x092">
            <text:p>0x092</text:p>
          </table:table-cell>
          <table:table-cell table:formula="of:=[.$S$3]&amp;[.R31]" office:value-type="string" office:string-value="0x092">
            <text:p>0x09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table:style-name="Default" table:formula="of:=[.T29]&amp;&quot;,&quot;&amp;[.T31]" office:value-type="string" office:string-value="0x1FF,0x000,0x000,0x000,0x000,0x1FF,0x124,0x092">
            <text:p>0x1FF,0x000,0x000,0x000,0x000,0x1FF,0x124,0x092</text:p>
          </table:table-cell>
          <table:table-cell table:formula="of:=[.U29]&amp;&quot;,&quot;&amp;[.U31]" office:value-type="string" office:string-value="0x000,0x1FF,0x000,0x000,0x1FF,0x000,0x124,0x092">
            <text:p>0x000,0x1FF,0x000,0x000,0x1FF,0x000,0x124,0x092</text:p>
          </table:table-cell>
          <table:table-cell table:formula="of:=[.V29]&amp;&quot;,&quot;&amp;[.V31]" office:value-type="string" office:string-value="0x000.0x000,0x1FF,0x1FF,0x000,0x000,0x124,0x092">
            <text:p>0x000.0x000,0x1FF,0x1FF,0x000,0x000,0x124,0x092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/>
          <table:table-cell table:formula="of:=[.A33]*2^8+[.B33]*2^7+[.C33]*2^6+[.A34]*2^5+[.B34]*2^4+[.C34]*2^3+[.A35]*2^2+[.B35]*2^1+[.C35]*2^0" office:value-type="float" office:value="73">
            <text:p>73</text:p>
          </table:table-cell>
          <table:table-cell table:formula="of:=BASE([.E35];16;3)" office:value-type="string" office:string-value="049">
            <text:p>049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[.G33]*2^8+[.H33]*2^7+[.I33]*2^6+[.G34]*2^5+[.H34]*2^4+[.I34]*2^3+[.G35]*2^2+[.H35]*2^1+[.I35]*2^0" office:value-type="float" office:value="73">
            <text:p>73</text:p>
          </table:table-cell>
          <table:table-cell table:formula="of:=BASE([.K35];16;3)" office:value-type="string" office:string-value="049">
            <text:p>049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[.M33]*2^8+[.N33]*2^7+[.O33]*2^6+[.M34]*2^5+[.N34]*2^4+[.O34]*2^3+[.M35]*2^2+[.N35]*2^1+[.O35]*2^0" office:value-type="float" office:value="73">
            <text:p>73</text:p>
          </table:table-cell>
          <table:table-cell table:formula="of:=BASE([.Q35];16;3)" office:value-type="string" office:string-value="049">
            <text:p>049</text:p>
          </table:table-cell>
          <table:table-cell/>
          <table:table-cell table:formula="of:=[.$S$3]&amp;[.F35]" office:value-type="string" office:string-value="0x049">
            <text:p>0x049</text:p>
          </table:table-cell>
          <table:table-cell table:formula="of:=[.$S$3]&amp;[.L35]" office:value-type="string" office:string-value="0x049">
            <text:p>0x049</text:p>
          </table:table-cell>
          <table:table-cell table:formula="of:=[.$S$3]&amp;[.R35]" office:value-type="string" office:string-value="0x049">
            <text:p>0x049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table:style-name="Default" table:formula="of:=[.T33]&amp;&quot;,&quot;&amp;[.T35]" office:value-type="string" office:string-value="0x1FF,0x000,0x000,0x000,0x000,0x1FF,0x124,0x092,0x049">
            <text:p>0x1FF,0x000,0x000,0x000,0x000,0x1FF,0x124,0x092,0x049</text:p>
          </table:table-cell>
          <table:table-cell table:formula="of:=[.U33]&amp;&quot;,&quot;&amp;[.U35]" office:value-type="string" office:string-value="0x000,0x1FF,0x000,0x000,0x1FF,0x000,0x124,0x092,0x049">
            <text:p>0x000,0x1FF,0x000,0x000,0x1FF,0x000,0x124,0x092,0x049</text:p>
          </table:table-cell>
          <table:table-cell table:formula="of:=[.V33]&amp;&quot;,&quot;&amp;[.V35]" office:value-type="string" office:string-value="0x000.0x000,0x1FF,0x1FF,0x000,0x000,0x124,0x092,0x049">
            <text:p>0x000.0x000,0x1FF,0x1FF,0x000,0x000,0x124,0x092,0x049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/>
          <table:table-cell table:formula="of:=[.A37]*2^8+[.B37]*2^7+[.C37]*2^6+[.A38]*2^5+[.B38]*2^4+[.C38]*2^3+[.A39]*2^2+[.B39]*2^1+[.C39]*2^0" office:value-type="float" office:value="73">
            <text:p>73</text:p>
          </table:table-cell>
          <table:table-cell table:formula="of:=BASE([.E39];16;3)" office:value-type="string" office:string-value="049">
            <text:p>049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[.G37]*2^8+[.H37]*2^7+[.I37]*2^6+[.G38]*2^5+[.H38]*2^4+[.I38]*2^3+[.G39]*2^2+[.H39]*2^1+[.I39]*2^0" office:value-type="float" office:value="73">
            <text:p>73</text:p>
          </table:table-cell>
          <table:table-cell table:formula="of:=BASE([.K39];16;3)" office:value-type="string" office:string-value="049">
            <text:p>049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[.M37]*2^8+[.N37]*2^7+[.O37]*2^6+[.M38]*2^5+[.N38]*2^4+[.O38]*2^3+[.M39]*2^2+[.N39]*2^1+[.O39]*2^0" office:value-type="float" office:value="73">
            <text:p>73</text:p>
          </table:table-cell>
          <table:table-cell table:formula="of:=BASE([.Q39];16;3)" office:value-type="string" office:string-value="049">
            <text:p>049</text:p>
          </table:table-cell>
          <table:table-cell/>
          <table:table-cell table:formula="of:=[.$S$3]&amp;[.F39]" office:value-type="string" office:string-value="0x049">
            <text:p>0x049</text:p>
          </table:table-cell>
          <table:table-cell table:formula="of:=[.$S$3]&amp;[.L39]" office:value-type="string" office:string-value="0x049">
            <text:p>0x049</text:p>
          </table:table-cell>
          <table:table-cell table:formula="of:=[.$S$3]&amp;[.R39]" office:value-type="string" office:string-value="0x049">
            <text:p>0x049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number-columns-repeated="3"/>
          <table:table-cell/>
          <table:table-cell office:value-type="float" office:value="1">
            <text:p>1</text:p>
          </table:table-cell>
          <table:table-cell/>
          <table:table-cell table:number-columns-repeated="3"/>
          <table:table-cell/>
          <table:table-cell office:value-type="float" office:value="1">
            <text:p>1</text:p>
          </table:table-cell>
          <table:table-cell/>
          <table:table-cell table:number-columns-repeated="4"/>
          <table:table-cell table:style-name="Default" table:formula="of:=[.T37]&amp;&quot;,&quot;&amp;[.T39]" office:value-type="string" office:string-value="0x1FF,0x000,0x000,0x000,0x000,0x1FF,0x124,0x092,0x049,0x049">
            <text:p>0x1FF,0x000,0x000,0x000,0x000,0x1FF,0x124,0x092,0x049,0x049</text:p>
          </table:table-cell>
          <table:table-cell table:formula="of:=[.U37]&amp;&quot;,&quot;&amp;[.U39]" office:value-type="string" office:string-value="0x000,0x1FF,0x000,0x000,0x1FF,0x000,0x124,0x092,0x049,0x049">
            <text:p>0x000,0x1FF,0x000,0x000,0x1FF,0x000,0x124,0x092,0x049,0x049</text:p>
          </table:table-cell>
          <table:table-cell table:formula="of:=[.V37]&amp;&quot;,&quot;&amp;[.V39]" office:value-type="string" office:string-value="0x000.0x000,0x1FF,0x1FF,0x000,0x000,0x124,0x092,0x049,0x049">
            <text:p>0x000.0x000,0x1FF,0x1FF,0x000,0x000,0x124,0x092,0x049,0x049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number-columns-repeated="3"/>
          <table:table-cell/>
          <table:table-cell office:value-type="float" office:value="1">
            <text:p>1</text:p>
          </table:table-cell>
          <table:table-cell/>
          <table:table-cell table:number-columns-repeated="3"/>
          <table:table-cell/>
          <table:table-cell office:value-type="float" office:value="1">
            <text:p>1</text:p>
          </table:table-cell>
          <table:table-cell/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/>
          <table:table-cell table:formula="of:=[.A41]*2^8+[.B41]*2^7+[.C41]*2^6+[.A42]*2^5+[.B42]*2^4+[.C42]*2^3+[.A43]*2^2+[.B43]*2^1+[.C43]*2^0" office:value-type="float" office:value="146">
            <text:p>146</text:p>
          </table:table-cell>
          <table:table-cell table:formula="of:=BASE([.E43];16;3)" office:value-type="string" office:string-value="092">
            <text:p>092</text:p>
          </table:table-cell>
          <table:table-cell/>
          <table:table-cell office:value-type="float" office:value="1">
            <text:p>1</text:p>
          </table:table-cell>
          <table:table-cell/>
          <table:table-cell/>
          <table:table-cell table:formula="of:=[.G41]*2^8+[.H41]*2^7+[.I41]*2^6+[.G42]*2^5+[.H42]*2^4+[.I42]*2^3+[.G43]*2^2+[.H43]*2^1+[.I43]*2^0" office:value-type="float" office:value="146">
            <text:p>146</text:p>
          </table:table-cell>
          <table:table-cell table:formula="of:=BASE([.K43];16;3)" office:value-type="string" office:string-value="092">
            <text:p>092</text:p>
          </table:table-cell>
          <table:table-cell/>
          <table:table-cell office:value-type="float" office:value="1">
            <text:p>1</text:p>
          </table:table-cell>
          <table:table-cell/>
          <table:table-cell/>
          <table:table-cell table:formula="of:=[.M41]*2^8+[.N41]*2^7+[.O41]*2^6+[.M42]*2^5+[.N42]*2^4+[.O42]*2^3+[.M43]*2^2+[.N43]*2^1+[.O43]*2^0" office:value-type="float" office:value="146">
            <text:p>146</text:p>
          </table:table-cell>
          <table:table-cell table:formula="of:=BASE([.Q43];16;3)" office:value-type="string" office:string-value="092">
            <text:p>092</text:p>
          </table:table-cell>
          <table:table-cell/>
          <table:table-cell table:formula="of:=[.$S$3]&amp;[.F43]" office:value-type="string" office:string-value="0x092">
            <text:p>0x092</text:p>
          </table:table-cell>
          <table:table-cell table:formula="of:=[.$S$3]&amp;[.L43]" office:value-type="string" office:string-value="0x092">
            <text:p>0x092</text:p>
          </table:table-cell>
          <table:table-cell table:formula="of:=[.$S$3]&amp;[.R43]" office:value-type="string" office:string-value="0x092">
            <text:p>0x09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4"/>
          <table:table-cell table:style-name="Default" table:formula="of:=[.T41]&amp;&quot;,&quot;&amp;[.T43]" office:value-type="string" office:string-value="0x1FF,0x000,0x000,0x000,0x000,0x1FF,0x124,0x092,0x049,0x049,0x092">
            <text:p>0x1FF,0x000,0x000,0x000,0x000,0x1FF,0x124,0x092,0x049,0x049,0x092</text:p>
          </table:table-cell>
          <table:table-cell table:formula="of:=[.U41]&amp;&quot;,&quot;&amp;[.U43]" office:value-type="string" office:string-value="0x000,0x1FF,0x000,0x000,0x1FF,0x000,0x124,0x092,0x049,0x049,0x092">
            <text:p>0x000,0x1FF,0x000,0x000,0x1FF,0x000,0x124,0x092,0x049,0x049,0x092</text:p>
          </table:table-cell>
          <table:table-cell table:formula="of:=[.V41]&amp;&quot;,&quot;&amp;[.V43]" office:value-type="string" office:string-value="0x000.0x000,0x1FF,0x1FF,0x000,0x000,0x124,0x092,0x049,0x049,0x092">
            <text:p>0x000.0x000,0x1FF,0x1FF,0x000,0x000,0x124,0x092,0x049,0x049,0x092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/>
          <table:table-cell table:formula="of:=[.A45]*2^8+[.B45]*2^7+[.C45]*2^6+[.A46]*2^5+[.B46]*2^4+[.C46]*2^3+[.A47]*2^2+[.B47]*2^1+[.C47]*2^0" office:value-type="float" office:value="292">
            <text:p>292</text:p>
          </table:table-cell>
          <table:table-cell table:formula="of:=BASE([.E47];16;3)" office:value-type="string" office:string-value="124">
            <text:p>124</text:p>
          </table:table-cell>
          <table:table-cell office:value-type="float" office:value="1">
            <text:p>1</text:p>
          </table:table-cell>
          <table:table-cell table:number-columns-repeated="2"/>
          <table:table-cell/>
          <table:table-cell table:formula="of:=[.G45]*2^8+[.H45]*2^7+[.I45]*2^6+[.G46]*2^5+[.H46]*2^4+[.I46]*2^3+[.G47]*2^2+[.H47]*2^1+[.I47]*2^0" office:value-type="float" office:value="292">
            <text:p>292</text:p>
          </table:table-cell>
          <table:table-cell table:formula="of:=BASE([.K47];16;3)" office:value-type="string" office:string-value="124">
            <text:p>124</text:p>
          </table:table-cell>
          <table:table-cell office:value-type="float" office:value="1">
            <text:p>1</text:p>
          </table:table-cell>
          <table:table-cell table:number-columns-repeated="2"/>
          <table:table-cell/>
          <table:table-cell table:formula="of:=[.M45]*2^8+[.N45]*2^7+[.O45]*2^6+[.M46]*2^5+[.N46]*2^4+[.O46]*2^3+[.M47]*2^2+[.N47]*2^1+[.O47]*2^0" office:value-type="float" office:value="292">
            <text:p>292</text:p>
          </table:table-cell>
          <table:table-cell table:formula="of:=BASE([.Q47];16;3)" office:value-type="string" office:string-value="124">
            <text:p>124</text:p>
          </table:table-cell>
          <table:table-cell/>
          <table:table-cell table:formula="of:=[.$S$3]&amp;[.F47]" office:value-type="string" office:string-value="0x124">
            <text:p>0x124</text:p>
          </table:table-cell>
          <table:table-cell table:formula="of:=[.$S$3]&amp;[.L47]" office:value-type="string" office:string-value="0x124">
            <text:p>0x124</text:p>
          </table:table-cell>
          <table:table-cell table:formula="of:=[.$S$3]&amp;[.R47]" office:value-type="string" office:string-value="0x124">
            <text:p>0x124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number-columns-repeated="3"/>
          <table:table-cell table:number-columns-repeated="3"/>
          <table:table-cell table:number-columns-repeated="3"/>
          <table:table-cell table:number-columns-repeated="3"/>
          <table:table-cell table:number-columns-repeated="4"/>
          <table:table-cell table:style-name="Default" table:formula="of:=[.T45]&amp;&quot;,&quot;&amp;[.T47]" office:value-type="string" office:string-value="0x1FF,0x000,0x000,0x000,0x000,0x1FF,0x124,0x092,0x049,0x049,0x092,0x124">
            <text:p>0x1FF,0x000,0x000,0x000,0x000,0x1FF,0x124,0x092,0x049,0x049,0x092,0x124</text:p>
          </table:table-cell>
          <table:table-cell table:formula="of:=[.U45]&amp;&quot;,&quot;&amp;[.U47]" office:value-type="string" office:string-value="0x000,0x1FF,0x000,0x000,0x1FF,0x000,0x124,0x092,0x049,0x049,0x092,0x124">
            <text:p>0x000,0x1FF,0x000,0x000,0x1FF,0x000,0x124,0x092,0x049,0x049,0x092,0x124</text:p>
          </table:table-cell>
          <table:table-cell table:formula="of:=[.V45]&amp;&quot;,&quot;&amp;[.V47]" office:value-type="string" office:string-value="0x000.0x000,0x1FF,0x1FF,0x000,0x000,0x124,0x092,0x049,0x049,0x092,0x124">
            <text:p>0x000.0x000,0x1FF,0x1FF,0x000,0x000,0x124,0x092,0x049,0x049,0x092,0x124</text:p>
          </table:table-cell>
        </table:table-row>
        <table:table-row table:style-name="ro1">
          <table:table-cell table:number-columns-repeated="3"/>
          <table:table-cell table:number-columns-repeated="3"/>
          <table:table-cell/>
          <table:table-cell office:value-type="float" office:value="1">
            <text:p>1</text:p>
          </table:table-cell>
          <table:table-cell/>
          <table:table-cell table:number-columns-repeated="3"/>
          <table:table-cell table:number-columns-repeated="3"/>
          <table:table-cell table:number-columns-repeated="7"/>
        </table:table-row>
        <table:table-row table:style-name="ro1">
          <table:table-cell table:number-columns-repeated="3"/>
          <table:table-cell/>
          <table:table-cell table:formula="of:=[.A49]*2^8+[.B49]*2^7+[.C49]*2^6+[.A50]*2^5+[.B50]*2^4+[.C50]*2^3+[.A51]*2^2+[.B51]*2^1+[.C51]*2^0" office:value-type="float" office:value="128">
            <text:p>128</text:p>
          </table:table-cell>
          <table:table-cell table:formula="of:=BASE([.E51];16;3)" office:value-type="string" office:string-value="080">
            <text:p>080</text:p>
          </table:table-cell>
          <table:table-cell table:number-columns-repeated="3"/>
          <table:table-cell/>
          <table:table-cell table:formula="of:=[.G49]*2^8+[.H49]*2^7+[.I49]*2^6+[.G50]*2^5+[.H50]*2^4+[.I50]*2^3+[.G51]*2^2+[.H51]*2^1+[.I51]*2^0" office:value-type="float" office:value="16">
            <text:p>16</text:p>
          </table:table-cell>
          <table:table-cell table:formula="of:=BASE([.K51];16;3)" office:value-type="string" office:string-value="010">
            <text:p>010</text:p>
          </table:table-cell>
          <table:table-cell/>
          <table:table-cell office:value-type="float" office:value="1">
            <text:p>1</text:p>
          </table:table-cell>
          <table:table-cell/>
          <table:table-cell/>
          <table:table-cell table:formula="of:=[.M49]*2^8+[.N49]*2^7+[.O49]*2^6+[.M50]*2^5+[.N50]*2^4+[.O50]*2^3+[.M51]*2^2+[.N51]*2^1+[.O51]*2^0" office:value-type="float" office:value="2">
            <text:p>2</text:p>
          </table:table-cell>
          <table:table-cell table:formula="of:=BASE([.Q51];16;3)" office:value-type="string" office:string-value="002">
            <text:p>002</text:p>
          </table:table-cell>
          <table:table-cell/>
          <table:table-cell table:formula="of:=[.$S$3]&amp;[.F51]" office:value-type="string" office:string-value="0x080">
            <text:p>0x080</text:p>
          </table:table-cell>
          <table:table-cell table:formula="of:=[.$S$3]&amp;[.L51]" office:value-type="string" office:string-value="0x010">
            <text:p>0x010</text:p>
          </table:table-cell>
          <table:table-cell table:formula="of:=[.$S$3]&amp;[.R51]" office:value-type="string" office:string-value="0x002">
            <text:p>0x00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number-columns-repeated="3"/>
          <table:table-cell/>
          <table:table-cell office:value-type="float" office:value="1">
            <text:p>1</text:p>
          </table:table-cell>
          <table:table-cell/>
          <table:table-cell table:number-columns-repeated="3"/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table:style-name="Default" table:formula="of:=[.T49]&amp;&quot;,&quot;&amp;[.T51]" office:value-type="string" office:string-value="0x1FF,0x000,0x000,0x000,0x000,0x1FF,0x124,0x092,0x049,0x049,0x092,0x124,0x080">
            <text:p>0x1FF,0x000,0x000,0x000,0x000,0x1FF,0x124,0x092,0x049,0x049,0x092,0x124,0x080</text:p>
          </table:table-cell>
          <table:table-cell table:formula="of:=[.U49]&amp;&quot;,&quot;&amp;[.U51]" office:value-type="string" office:string-value="0x000,0x1FF,0x000,0x000,0x1FF,0x000,0x124,0x092,0x049,0x049,0x092,0x124,0x010">
            <text:p>0x000,0x1FF,0x000,0x000,0x1FF,0x000,0x124,0x092,0x049,0x049,0x092,0x124,0x010</text:p>
          </table:table-cell>
          <table:table-cell table:formula="of:=[.V49]&amp;&quot;,&quot;&amp;[.V51]" office:value-type="string" office:string-value="0x000.0x000,0x1FF,0x1FF,0x000,0x000,0x124,0x092,0x049,0x049,0x092,0x124,0x002">
            <text:p>0x000.0x000,0x1FF,0x1FF,0x000,0x000,0x124,0x092,0x049,0x049,0x092,0x124,0x002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number-columns-repeated="3"/>
          <table:table-cell/>
          <table:table-cell office:value-type="float" office:value="1">
            <text:p>1</text:p>
          </table:table-cell>
          <table:table-cell/>
          <table:table-cell table:number-columns-repeated="3"/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/>
          <table:table-cell table:formula="of:=[.A53]*2^8+[.B53]*2^7+[.C53]*2^6+[.A54]*2^5+[.B54]*2^4+[.C54]*2^3+[.A55]*2^2+[.B55]*2^1+[.C55]*2^0" office:value-type="float" office:value="292">
            <text:p>292</text:p>
          </table:table-cell>
          <table:table-cell table:formula="of:=BASE([.E55];16;3)" office:value-type="string" office:string-value="124">
            <text:p>124</text:p>
          </table:table-cell>
          <table:table-cell/>
          <table:table-cell office:value-type="float" office:value="1">
            <text:p>1</text:p>
          </table:table-cell>
          <table:table-cell/>
          <table:table-cell/>
          <table:table-cell table:formula="of:=[.G53]*2^8+[.H53]*2^7+[.I53]*2^6+[.G54]*2^5+[.H54]*2^4+[.I54]*2^3+[.G55]*2^2+[.H55]*2^1+[.I55]*2^0" office:value-type="float" office:value="146">
            <text:p>146</text:p>
          </table:table-cell>
          <table:table-cell table:formula="of:=BASE([.K55];16;3)" office:value-type="string" office:string-value="092">
            <text:p>09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[.M53]*2^8+[.N53]*2^7+[.O53]*2^6+[.M54]*2^5+[.N54]*2^4+[.O54]*2^3+[.M55]*2^2+[.N55]*2^1+[.O55]*2^0" office:value-type="float" office:value="73">
            <text:p>73</text:p>
          </table:table-cell>
          <table:table-cell table:formula="of:=BASE([.Q55];16;3)" office:value-type="string" office:string-value="049">
            <text:p>049</text:p>
          </table:table-cell>
          <table:table-cell/>
          <table:table-cell table:formula="of:=[.$S$3]&amp;[.F55]" office:value-type="string" office:string-value="0x124">
            <text:p>0x124</text:p>
          </table:table-cell>
          <table:table-cell table:formula="of:=[.$S$3]&amp;[.L55]" office:value-type="string" office:string-value="0x092">
            <text:p>0x092</text:p>
          </table:table-cell>
          <table:table-cell table:formula="of:=[.$S$3]&amp;[.R55]" office:value-type="string" office:string-value="0x049">
            <text:p>0x049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/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3"/>
          <table:table-cell table:number-columns-repeated="4"/>
          <table:table-cell table:style-name="Default" table:formula="of:=[.T53]&amp;&quot;,&quot;&amp;[.T55]" office:value-type="string" office:string-value="0x1FF,0x000,0x000,0x000,0x000,0x1FF,0x124,0x092,0x049,0x049,0x092,0x124,0x080,0x124">
            <text:p>0x1FF,0x000,0x000,0x000,0x000,0x1FF,0x124,0x092,0x049,0x049,0x092,0x124,0x080,0x124</text:p>
          </table:table-cell>
          <table:table-cell table:formula="of:=[.U53]&amp;&quot;,&quot;&amp;[.U55]" office:value-type="string" office:string-value="0x000,0x1FF,0x000,0x000,0x1FF,0x000,0x124,0x092,0x049,0x049,0x092,0x124,0x010,0x092">
            <text:p>0x000,0x1FF,0x000,0x000,0x1FF,0x000,0x124,0x092,0x049,0x049,0x092,0x124,0x010,0x092</text:p>
          </table:table-cell>
          <table:table-cell table:formula="of:=[.V53]&amp;&quot;,&quot;&amp;[.V55]" office:value-type="string" office:string-value="0x000.0x000,0x1FF,0x1FF,0x000,0x000,0x124,0x092,0x049,0x049,0x092,0x124,0x002,0x049">
            <text:p>0x000.0x000,0x1FF,0x1FF,0x000,0x000,0x124,0x092,0x049,0x049,0x092,0x124,0x002,0x049</text:p>
          </table:table-cell>
        </table:table-row>
        <table:table-row table:style-name="ro1">
          <table:table-cell table:number-columns-repeated="3"/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3"/>
          <table:table-cell table:number-columns-repeated="7"/>
        </table:table-row>
        <table:table-row table:style-name="ro1">
          <table:table-cell table:number-columns-repeated="3"/>
          <table:table-cell/>
          <table:table-cell table:formula="of:=[.A57]*2^8+[.B57]*2^7+[.C57]*2^6+[.A58]*2^5+[.B58]*2^4+[.C58]*2^3+[.A59]*2^2+[.B59]*2^1+[.C59]*2^0" office:value-type="float" office:value="0">
            <text:p>0</text:p>
          </table:table-cell>
          <table:table-cell table:formula="of:=BASE([.E59];16;3)" office:value-type="string" office:string-value="000">
            <text:p>000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G57]*2^8+[.H57]*2^7+[.I57]*2^6+[.G58]*2^5+[.H58]*2^4+[.I58]*2^3+[.G59]*2^2+[.H59]*2^1+[.I59]*2^0" office:value-type="float" office:value="511">
            <text:p>511</text:p>
          </table:table-cell>
          <table:table-cell table:formula="of:=BASE([.K59];16;3)" office:value-type="string" office:string-value="1FF">
            <text:p>1FF</text:p>
          </table:table-cell>
          <table:table-cell table:number-columns-repeated="3"/>
          <table:table-cell/>
          <table:table-cell table:formula="of:=[.M57]*2^8+[.N57]*2^7+[.O57]*2^6+[.M58]*2^5+[.N58]*2^4+[.O58]*2^3+[.M59]*2^2+[.N59]*2^1+[.O59]*2^0" office:value-type="float" office:value="0">
            <text:p>0</text:p>
          </table:table-cell>
          <table:table-cell table:formula="of:=BASE([.Q59];16;3)" office:value-type="string" office:string-value="000">
            <text:p>000</text:p>
          </table:table-cell>
          <table:table-cell/>
          <table:table-cell table:formula="of:=[.$S$3]&amp;[.F59]" office:value-type="string" office:string-value="0x000">
            <text:p>0x000</text:p>
          </table:table-cell>
          <table:table-cell table:formula="of:=[.$S$3]&amp;[.L59]" office:value-type="string" office:string-value="0x1FF">
            <text:p>0x1FF</text:p>
          </table:table-cell>
          <table:table-cell table:formula="of:=[.$S$3]&amp;[.R59]" office:value-type="string" office:string-value="0x000">
            <text:p>0x00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/>
          <table:table-cell office:value-type="float" office:value="1">
            <text:p>1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4"/>
          <table:table-cell table:style-name="Default" table:formula="of:=[.T57]&amp;&quot;,&quot;&amp;[.T59]" office:value-type="string" office:string-value="0x1FF,0x000,0x000,0x000,0x000,0x1FF,0x124,0x092,0x049,0x049,0x092,0x124,0x080,0x124,0x000">
            <text:p>0x1FF,0x000,0x000,0x000,0x000,0x1FF,0x124,0x092,0x049,0x049,0x092,0x124,0x080,0x124,0x000</text:p>
          </table:table-cell>
          <table:table-cell table:formula="of:=[.U57]&amp;&quot;,&quot;&amp;[.U59]" office:value-type="string" office:string-value="0x000,0x1FF,0x000,0x000,0x1FF,0x000,0x124,0x092,0x049,0x049,0x092,0x124,0x010,0x092,0x1FF">
            <text:p>0x000,0x1FF,0x000,0x000,0x1FF,0x000,0x124,0x092,0x049,0x049,0x092,0x124,0x010,0x092,0x1FF</text:p>
          </table:table-cell>
          <table:table-cell table:formula="of:=[.V57]&amp;&quot;,&quot;&amp;[.V59]" office:value-type="string" office:string-value="0x000.0x000,0x1FF,0x1FF,0x000,0x000,0x124,0x092,0x049,0x049,0x092,0x124,0x002,0x049,0x000">
            <text:p>0x000.0x000,0x1FF,0x1FF,0x000,0x000,0x124,0x092,0x049,0x049,0x092,0x124,0x002,0x049,0x00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/>
          <table:table-cell office:value-type="float" office:value="1">
            <text:p>1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/>
          <table:table-cell table:formula="of:=[.A61]*2^8+[.B61]*2^7+[.C61]*2^6+[.A62]*2^5+[.B62]*2^4+[.C62]*2^3+[.A63]*2^2+[.B63]*2^1+[.C63]*2^0" office:value-type="float" office:value="73">
            <text:p>73</text:p>
          </table:table-cell>
          <table:table-cell table:formula="of:=BASE([.E63];16;3)" office:value-type="string" office:string-value="049">
            <text:p>049</text:p>
          </table:table-cell>
          <table:table-cell/>
          <table:table-cell office:value-type="float" office:value="1">
            <text:p>1</text:p>
          </table:table-cell>
          <table:table-cell/>
          <table:table-cell/>
          <table:table-cell table:formula="of:=[.G61]*2^8+[.H61]*2^7+[.I61]*2^6+[.G62]*2^5+[.H62]*2^4+[.I62]*2^3+[.G63]*2^2+[.H63]*2^1+[.I63]*2^0" office:value-type="float" office:value="146">
            <text:p>146</text:p>
          </table:table-cell>
          <table:table-cell table:formula="of:=BASE([.K63];16;3)" office:value-type="string" office:string-value="092">
            <text:p>092</text:p>
          </table:table-cell>
          <table:table-cell office:value-type="float" office:value="1">
            <text:p>1</text:p>
          </table:table-cell>
          <table:table-cell table:number-columns-repeated="2"/>
          <table:table-cell/>
          <table:table-cell table:formula="of:=[.M61]*2^8+[.N61]*2^7+[.O61]*2^6+[.M62]*2^5+[.N62]*2^4+[.O62]*2^3+[.M63]*2^2+[.N63]*2^1+[.O63]*2^0" office:value-type="float" office:value="292">
            <text:p>292</text:p>
          </table:table-cell>
          <table:table-cell table:formula="of:=BASE([.Q63];16;3)" office:value-type="string" office:string-value="124">
            <text:p>124</text:p>
          </table:table-cell>
          <table:table-cell/>
          <table:table-cell table:formula="of:=[.$S$3]&amp;[.F63]" office:value-type="string" office:string-value="0x049">
            <text:p>0x049</text:p>
          </table:table-cell>
          <table:table-cell table:formula="of:=[.$S$3]&amp;[.L63]" office:value-type="string" office:string-value="0x092">
            <text:p>0x092</text:p>
          </table:table-cell>
          <table:table-cell table:formula="of:=[.$S$3]&amp;[.R63]" office:value-type="string" office:string-value="0x124">
            <text:p>0x124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/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3"/>
          <table:table-cell table:number-columns-repeated="4"/>
          <table:table-cell table:style-name="Default" table:formula="of:=[.T61]&amp;&quot;,&quot;&amp;[.T63]" office:value-type="string" office:string-value="0x1FF,0x000,0x000,0x000,0x000,0x1FF,0x124,0x092,0x049,0x049,0x092,0x124,0x080,0x124,0x000,0x049">
            <text:p>0x1FF,0x000,0x000,0x000,0x000,0x1FF,0x124,0x092,0x049,0x049,0x092,0x124,0x080,0x124,0x000,0x049</text:p>
          </table:table-cell>
          <table:table-cell table:formula="of:=[.U61]&amp;&quot;,&quot;&amp;[.U63]" office:value-type="string" office:string-value="0x000,0x1FF,0x000,0x000,0x1FF,0x000,0x124,0x092,0x049,0x049,0x092,0x124,0x010,0x092,0x1FF,0x092">
            <text:p>0x000,0x1FF,0x000,0x000,0x1FF,0x000,0x124,0x092,0x049,0x049,0x092,0x124,0x010,0x092,0x1FF,0x092</text:p>
          </table:table-cell>
          <table:table-cell table:formula="of:=[.V61]&amp;&quot;,&quot;&amp;[.V63]" office:value-type="string" office:string-value="0x000.0x000,0x1FF,0x1FF,0x000,0x000,0x124,0x092,0x049,0x049,0x092,0x124,0x002,0x049,0x000,0x124">
            <text:p>0x000.0x000,0x1FF,0x1FF,0x000,0x000,0x124,0x092,0x049,0x049,0x092,0x124,0x002,0x049,0x000,0x124</text:p>
          </table:table-cell>
        </table:table-row>
        <table:table-row table:style-name="ro1">
          <table:table-cell table:number-columns-repeated="3"/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3"/>
          <table:table-cell table:number-columns-repeated="7"/>
        </table:table-row>
        <table:table-row table:style-name="ro1">
          <table:table-cell table:number-columns-repeated="3"/>
          <table:table-cell/>
          <table:table-cell table:formula="of:=[.A65]*2^8+[.B65]*2^7+[.C65]*2^6+[.A66]*2^5+[.B66]*2^4+[.C66]*2^3+[.A67]*2^2+[.B67]*2^1+[.C67]*2^0" office:value-type="float" office:value="0">
            <text:p>0</text:p>
          </table:table-cell>
          <table:table-cell table:formula="of:=BASE([.E67];16;3)" office:value-type="string" office:string-value="000">
            <text:p>000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G65]*2^8+[.H65]*2^7+[.I65]*2^6+[.G66]*2^5+[.H66]*2^4+[.I66]*2^3+[.G67]*2^2+[.H67]*2^1+[.I67]*2^0" office:value-type="float" office:value="511">
            <text:p>511</text:p>
          </table:table-cell>
          <table:table-cell table:formula="of:=BASE([.K67];16;3)" office:value-type="string" office:string-value="1FF">
            <text:p>1FF</text:p>
          </table:table-cell>
          <table:table-cell table:number-columns-repeated="3"/>
          <table:table-cell/>
          <table:table-cell table:formula="of:=[.M65]*2^8+[.N65]*2^7+[.O65]*2^6+[.M66]*2^5+[.N66]*2^4+[.O66]*2^3+[.M67]*2^2+[.N67]*2^1+[.O67]*2^0" office:value-type="float" office:value="0">
            <text:p>0</text:p>
          </table:table-cell>
          <table:table-cell table:formula="of:=BASE([.Q67];16;3)" office:value-type="string" office:string-value="000">
            <text:p>000</text:p>
          </table:table-cell>
          <table:table-cell/>
          <table:table-cell table:formula="of:=[.$S$3]&amp;[.F67]" office:value-type="string" office:string-value="0x000">
            <text:p>0x000</text:p>
          </table:table-cell>
          <table:table-cell table:formula="of:=[.$S$3]&amp;[.L67]" office:value-type="string" office:string-value="0x1FF">
            <text:p>0x1FF</text:p>
          </table:table-cell>
          <table:table-cell table:formula="of:=[.$S$3]&amp;[.R67]" office:value-type="string" office:string-value="0x000">
            <text:p>0x00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number-columns-repeated="3"/>
          <table:table-cell/>
          <table:table-cell office:value-type="float" office:value="1">
            <text:p>1</text:p>
          </table:table-cell>
          <table:table-cell/>
          <table:table-cell table:number-columns-repeated="3"/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table:style-name="Default" table:formula="of:=[.T65]&amp;&quot;,&quot;&amp;[.T67]" office:value-type="string" office:string-value="0x1FF,0x000,0x000,0x000,0x000,0x1FF,0x124,0x092,0x049,0x049,0x092,0x124,0x080,0x124,0x000,0x049,0x000">
            <text:p>0x1FF,0x000,0x000,0x000,0x000,0x1FF,0x124,0x092,0x049,0x049,0x092,0x124,0x080,0x124,0x000,0x049,0x000</text:p>
          </table:table-cell>
          <table:table-cell table:formula="of:=[.U65]&amp;&quot;,&quot;&amp;[.U67]" office:value-type="string" office:string-value="0x000,0x1FF,0x000,0x000,0x1FF,0x000,0x124,0x092,0x049,0x049,0x092,0x124,0x010,0x092,0x1FF,0x092,0x1FF">
            <text:p>0x000,0x1FF,0x000,0x000,0x1FF,0x000,0x124,0x092,0x049,0x049,0x092,0x124,0x010,0x092,0x1FF,0x092,0x1FF</text:p>
          </table:table-cell>
          <table:table-cell table:formula="of:=[.V65]&amp;&quot;,&quot;&amp;[.V67]" office:value-type="string" office:string-value="0x000.0x000,0x1FF,0x1FF,0x000,0x000,0x124,0x092,0x049,0x049,0x092,0x124,0x002,0x049,0x000,0x124,0x000">
            <text:p>0x000.0x000,0x1FF,0x1FF,0x000,0x000,0x124,0x092,0x049,0x049,0x092,0x124,0x002,0x049,0x000,0x124,0x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number-columns-repeated="3"/>
          <table:table-cell/>
          <table:table-cell office:value-type="float" office:value="1">
            <text:p>1</text:p>
          </table:table-cell>
          <table:table-cell/>
          <table:table-cell table:number-columns-repeated="3"/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/>
          <table:table-cell table:formula="of:=[.A69]*2^8+[.B69]*2^7+[.C69]*2^6+[.A70]*2^5+[.B70]*2^4+[.C70]*2^3+[.A71]*2^2+[.B71]*2^1+[.C71]*2^0" office:value-type="float" office:value="292">
            <text:p>292</text:p>
          </table:table-cell>
          <table:table-cell table:formula="of:=BASE([.E71];16;3)" office:value-type="string" office:string-value="124">
            <text:p>124</text:p>
          </table:table-cell>
          <table:table-cell/>
          <table:table-cell office:value-type="float" office:value="1">
            <text:p>1</text:p>
          </table:table-cell>
          <table:table-cell/>
          <table:table-cell/>
          <table:table-cell table:formula="of:=[.G69]*2^8+[.H69]*2^7+[.I69]*2^6+[.G70]*2^5+[.H70]*2^4+[.I70]*2^3+[.G71]*2^2+[.H71]*2^1+[.I71]*2^0" office:value-type="float" office:value="146">
            <text:p>146</text:p>
          </table:table-cell>
          <table:table-cell table:formula="of:=BASE([.K71];16;3)" office:value-type="string" office:string-value="092">
            <text:p>09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[.M69]*2^8+[.N69]*2^7+[.O69]*2^6+[.M70]*2^5+[.N70]*2^4+[.O70]*2^3+[.M71]*2^2+[.N71]*2^1+[.O71]*2^0" office:value-type="float" office:value="73">
            <text:p>73</text:p>
          </table:table-cell>
          <table:table-cell table:formula="of:=BASE([.Q71];16;3)" office:value-type="string" office:string-value="049">
            <text:p>049</text:p>
          </table:table-cell>
          <table:table-cell/>
          <table:table-cell table:formula="of:=[.$S$3]&amp;[.F71]" office:value-type="string" office:string-value="0x124">
            <text:p>0x124</text:p>
          </table:table-cell>
          <table:table-cell table:formula="of:=[.$S$3]&amp;[.L71]" office:value-type="string" office:string-value="0x092">
            <text:p>0x092</text:p>
          </table:table-cell>
          <table:table-cell table:formula="of:=[.$S$3]&amp;[.R71]" office:value-type="string" office:string-value="0x049">
            <text:p>0x049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/>
          <table:table-cell table:number-columns-repeated="3"/>
          <table:table-cell table:number-columns-repeated="3"/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4"/>
          <table:table-cell table:style-name="Default" table:formula="of:=[.T69]&amp;&quot;,&quot;&amp;[.T71]" office:value-type="string" office:string-value="0x1FF,0x000,0x000,0x000,0x000,0x1FF,0x124,0x092,0x049,0x049,0x092,0x124,0x080,0x124,0x000,0x049,0x000,0x124">
            <text:p>0x1FF,0x000,0x000,0x000,0x000,0x1FF,0x124,0x092,0x049,0x049,0x092,0x124,0x080,0x124,0x000,0x049,0x000,0x124</text:p>
          </table:table-cell>
          <table:table-cell table:formula="of:=[.U69]&amp;&quot;,&quot;&amp;[.U71]" office:value-type="string" office:string-value="0x000,0x1FF,0x000,0x000,0x1FF,0x000,0x124,0x092,0x049,0x049,0x092,0x124,0x010,0x092,0x1FF,0x092,0x1FF,0x092">
            <text:p>0x000,0x1FF,0x000,0x000,0x1FF,0x000,0x124,0x092,0x049,0x049,0x092,0x124,0x010,0x092,0x1FF,0x092,0x1FF,0x092</text:p>
          </table:table-cell>
          <table:table-cell table:formula="of:=[.V69]&amp;&quot;,&quot;&amp;[.V71]" office:value-type="string" office:string-value="0x000.0x000,0x1FF,0x1FF,0x000,0x000,0x124,0x092,0x049,0x049,0x092,0x124,0x002,0x049,0x000,0x124,0x000,0x049">
            <text:p>0x000.0x000,0x1FF,0x1FF,0x000,0x000,0x124,0x092,0x049,0x049,0x092,0x124,0x002,0x049,0x000,0x124,0x000,0x049</text:p>
          </table:table-cell>
        </table:table-row>
        <table:table-row table:style-name="ro1">
          <table:table-cell table:number-columns-repeated="3"/>
          <table:table-cell table:number-columns-repeated="3"/>
          <table:table-cell table:number-columns-repeated="3"/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7"/>
        </table:table-row>
        <table:table-row table:style-name="ro1">
          <table:table-cell table:number-columns-repeated="3"/>
          <table:table-cell/>
          <table:table-cell table:formula="of:=[.A73]*2^8+[.B73]*2^7+[.C73]*2^6+[.A74]*2^5+[.B74]*2^4+[.C74]*2^3+[.A75]*2^2+[.B75]*2^1+[.C75]*2^0" office:value-type="float" office:value="0">
            <text:p>0</text:p>
          </table:table-cell>
          <table:table-cell table:formula="of:=BASE([.E75];16;3)" office:value-type="string" office:string-value="000">
            <text:p>000</text:p>
          </table:table-cell>
          <table:table-cell table:number-columns-repeated="3"/>
          <table:table-cell/>
          <table:table-cell table:formula="of:=[.G73]*2^8+[.H73]*2^7+[.I73]*2^6+[.G74]*2^5+[.H74]*2^4+[.I74]*2^3+[.G75]*2^2+[.H75]*2^1+[.I75]*2^0" office:value-type="float" office:value="0">
            <text:p>0</text:p>
          </table:table-cell>
          <table:table-cell table:formula="of:=BASE([.K75];16;3)" office:value-type="string" office:string-value="000">
            <text:p>000</text:p>
          </table:table-cell>
          <table:table-cell office:value-type="float" office:value="1">
            <text:p>1</text:p>
          </table:table-cell>
          <table:table-cell table:number-columns-repeated="2"/>
          <table:table-cell/>
          <table:table-cell table:formula="of:=[.M73]*2^8+[.N73]*2^7+[.O73]*2^6+[.M74]*2^5+[.N74]*2^4+[.O74]*2^3+[.M75]*2^2+[.N75]*2^1+[.O75]*2^0" office:value-type="float" office:value="292">
            <text:p>292</text:p>
          </table:table-cell>
          <table:table-cell table:formula="of:=BASE([.Q75];16;3)" office:value-type="string" office:string-value="124">
            <text:p>124</text:p>
          </table:table-cell>
          <table:table-cell/>
          <table:table-cell table:formula="of:=[.$S$3]&amp;[.F75]" office:value-type="string" office:string-value="0x000">
            <text:p>0x000</text:p>
          </table:table-cell>
          <table:table-cell table:formula="of:=[.$S$3]&amp;[.L75]" office:value-type="string" office:string-value="0x000">
            <text:p>0x000</text:p>
          </table:table-cell>
          <table:table-cell table:formula="of:=[.$S$3]&amp;[.R75]" office:value-type="string" office:string-value="0x124">
            <text:p>0x124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/>
          <table:table-cell table:number-columns-repeated="3"/>
          <table:table-cell/>
          <table:table-cell office:value-type="float" office:value="1">
            <text:p>1</text:p>
          </table:table-cell>
          <table:table-cell/>
          <table:table-cell table:number-columns-repeated="3"/>
          <table:table-cell table:number-columns-repeated="3"/>
          <table:table-cell table:number-columns-repeated="4"/>
          <table:table-cell table:style-name="Default" table:formula="of:=[.T73]&amp;&quot;,&quot;&amp;[.T75]" office:value-type="string" office:string-value="0x1FF,0x000,0x000,0x000,0x000,0x1FF,0x124,0x092,0x049,0x049,0x092,0x124,0x080,0x124,0x000,0x049,0x000,0x124,0x000">
            <text:p>0x1FF,0x000,0x000,0x000,0x000,0x1FF,0x124,0x092,0x049,0x049,0x092,0x124,0x080,0x124,0x000,0x049,0x000,0x124,0x000</text:p>
          </table:table-cell>
          <table:table-cell table:formula="of:=[.U73]&amp;&quot;,&quot;&amp;[.U75]" office:value-type="string" office:string-value="0x000,0x1FF,0x000,0x000,0x1FF,0x000,0x124,0x092,0x049,0x049,0x092,0x124,0x010,0x092,0x1FF,0x092,0x1FF,0x092,0x000">
            <text:p>0x000,0x1FF,0x000,0x000,0x1FF,0x000,0x124,0x092,0x049,0x049,0x092,0x124,0x010,0x092,0x1FF,0x092,0x1FF,0x092,0x000</text:p>
          </table:table-cell>
          <table:table-cell table:formula="of:=[.V73]&amp;&quot;,&quot;&amp;[.V75]" office:value-type="string" office:string-value="0x000.0x000,0x1FF,0x1FF,0x000,0x000,0x124,0x092,0x049,0x049,0x092,0x124,0x002,0x049,0x000,0x124,0x000,0x049,0x124">
            <text:p>0x000.0x000,0x1FF,0x1FF,0x000,0x000,0x124,0x092,0x049,0x049,0x092,0x124,0x002,0x049,0x000,0x124,0x000,0x049,0x124</text:p>
          </table:table-cell>
        </table:table-row>
        <table:table-row table:style-name="ro1">
          <table:table-cell table:number-columns-repeated="3"/>
          <table:table-cell table:number-columns-repeated="3"/>
          <table:table-cell/>
          <table:table-cell office:value-type="float" office:value="1">
            <text:p>1</text:p>
          </table:table-cell>
          <table:table-cell/>
          <table:table-cell table:number-columns-repeated="3"/>
          <table:table-cell table:number-columns-repeated="3"/>
          <table:table-cell table:number-columns-repeated="7"/>
        </table:table-row>
        <table:table-row table:style-name="ro1">
          <table:table-cell table:number-columns-repeated="3"/>
          <table:table-cell/>
          <table:table-cell table:formula="of:=[.A77]*2^8+[.B77]*2^7+[.C77]*2^6+[.A78]*2^5+[.B78]*2^4+[.C78]*2^3+[.A79]*2^2+[.B79]*2^1+[.C79]*2^0" office:value-type="float" office:value="0">
            <text:p>0</text:p>
          </table:table-cell>
          <table:table-cell table:formula="of:=BASE([.E79];16;3)" office:value-type="string" office:string-value="000">
            <text:p>000</text:p>
          </table:table-cell>
          <table:table-cell/>
          <table:table-cell office:value-type="float" office:value="1">
            <text:p>1</text:p>
          </table:table-cell>
          <table:table-cell/>
          <table:table-cell/>
          <table:table-cell table:formula="of:=[.G77]*2^8+[.H77]*2^7+[.I77]*2^6+[.G78]*2^5+[.H78]*2^4+[.I78]*2^3+[.G79]*2^2+[.H79]*2^1+[.I79]*2^0" office:value-type="float" office:value="146">
            <text:p>146</text:p>
          </table:table-cell>
          <table:table-cell table:formula="of:=BASE([.K79];16;3)" office:value-type="string" office:string-value="092">
            <text:p>092</text:p>
          </table:table-cell>
          <table:table-cell table:number-columns-repeated="3"/>
          <table:table-cell/>
          <table:table-cell table:formula="of:=[.M77]*2^8+[.N77]*2^7+[.O77]*2^6+[.M78]*2^5+[.N78]*2^4+[.O78]*2^3+[.M79]*2^2+[.N79]*2^1+[.O79]*2^0" office:value-type="float" office:value="0">
            <text:p>0</text:p>
          </table:table-cell>
          <table:table-cell table:formula="of:=BASE([.Q79];16;3)" office:value-type="string" office:string-value="000">
            <text:p>000</text:p>
          </table:table-cell>
          <table:table-cell/>
          <table:table-cell table:formula="of:=[.$S$3]&amp;[.F79]" office:value-type="string" office:string-value="0x000">
            <text:p>0x000</text:p>
          </table:table-cell>
          <table:table-cell table:formula="of:=[.$S$3]&amp;[.L79]" office:value-type="string" office:string-value="0x092">
            <text:p>0x092</text:p>
          </table:table-cell>
          <table:table-cell table:formula="of:=[.$S$3]&amp;[.R79]" office:value-type="string" office:string-value="0x000">
            <text:p>0x00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number-columns-repeated="3"/>
          <table:table-cell table:number-columns-repeated="3"/>
          <table:table-cell table:number-columns-repeated="3"/>
          <table:table-cell table:number-columns-repeated="3"/>
          <table:table-cell table:number-columns-repeated="4"/>
          <table:table-cell table:style-name="Default" table:formula="of:=[.T77]&amp;&quot;,&quot;&amp;[.T79]" office:value-type="string" office:string-value="0x1FF,0x000,0x000,0x000,0x000,0x1FF,0x124,0x092,0x049,0x049,0x092,0x124,0x080,0x124,0x000,0x049,0x000,0x124,0x000,0x000">
            <text:p>0x1FF,0x000,0x000,0x000,0x000,0x1FF,0x124,0x092,0x049,0x049,0x092,0x124,0x080,0x124,0x000,0x049,0x000,0x124,0x000,0x000</text:p>
          </table:table-cell>
          <table:table-cell table:formula="of:=[.U77]&amp;&quot;,&quot;&amp;[.U79]" office:value-type="string" office:string-value="0x000,0x1FF,0x000,0x000,0x1FF,0x000,0x124,0x092,0x049,0x049,0x092,0x124,0x010,0x092,0x1FF,0x092,0x1FF,0x092,0x000,0x092">
            <text:p>0x000,0x1FF,0x000,0x000,0x1FF,0x000,0x124,0x092,0x049,0x049,0x092,0x124,0x010,0x092,0x1FF,0x092,0x1FF,0x092,0x000,0x092</text:p>
          </table:table-cell>
          <table:table-cell table:formula="of:=[.V77]&amp;&quot;,&quot;&amp;[.V79]" office:value-type="string" office:string-value="0x000.0x000,0x1FF,0x1FF,0x000,0x000,0x124,0x092,0x049,0x049,0x092,0x124,0x002,0x049,0x000,0x124,0x000,0x049,0x124,0x000">
            <text:p>0x000.0x000,0x1FF,0x1FF,0x000,0x000,0x124,0x092,0x049,0x049,0x092,0x124,0x002,0x049,0x000,0x124,0x000,0x049,0x124,0x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number-columns-repeated="3"/>
          <table:table-cell table:number-columns-repeated="3"/>
          <table:table-cell table:number-columns-repeated="3"/>
          <table:table-cell table:number-columns-repeated="3"/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/>
          <table:table-cell table:formula="of:=[.A81]*2^8+[.B81]*2^7+[.C81]*2^6+[.A82]*2^5+[.B82]*2^4+[.C82]*2^3+[.A83]*2^2+[.B83]*2^1+[.C83]*2^0" office:value-type="float" office:value="292">
            <text:p>292</text:p>
          </table:table-cell>
          <table:table-cell table:formula="of:=BASE([.E83];16;3)" office:value-type="string" office:string-value="124">
            <text:p>124</text:p>
          </table:table-cell>
          <table:table-cell table:number-columns-repeated="3"/>
          <table:table-cell/>
          <table:table-cell table:formula="of:=[.G81]*2^8+[.H81]*2^7+[.I81]*2^6+[.G82]*2^5+[.H82]*2^4+[.I82]*2^3+[.G83]*2^2+[.H83]*2^1+[.I83]*2^0" office:value-type="float" office:value="0">
            <text:p>0</text:p>
          </table:table-cell>
          <table:table-cell table:formula="of:=BASE([.K83];16;3)" office:value-type="string" office:string-value="000">
            <text:p>000</text:p>
          </table:table-cell>
          <table:table-cell table:number-columns-repeated="3"/>
          <table:table-cell/>
          <table:table-cell table:formula="of:=[.M81]*2^8+[.N81]*2^7+[.O81]*2^6+[.M82]*2^5+[.N82]*2^4+[.O82]*2^3+[.M83]*2^2+[.N83]*2^1+[.O83]*2^0" office:value-type="float" office:value="0">
            <text:p>0</text:p>
          </table:table-cell>
          <table:table-cell table:formula="of:=BASE([.Q83];16;3)" office:value-type="string" office:string-value="000">
            <text:p>000</text:p>
          </table:table-cell>
          <table:table-cell/>
          <table:table-cell table:formula="of:=[.$S$3]&amp;[.F83]" office:value-type="string" office:string-value="0x124">
            <text:p>0x124</text:p>
          </table:table-cell>
          <table:table-cell table:formula="of:=[.$S$3]&amp;[.L83]" office:value-type="string" office:string-value="0x000">
            <text:p>0x000</text:p>
          </table:table-cell>
          <table:table-cell table:formula="of:=[.$S$3]&amp;[.R83]" office:value-type="string" office:string-value="0x000">
            <text:p>0x00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3"/>
          <table:table-cell table:number-columns-repeated="3"/>
          <table:table-cell table:number-columns-repeated="3"/>
          <table:table-cell table:number-columns-repeated="4"/>
          <table:table-cell table:style-name="Default" table:formula="of:=[.T81]&amp;&quot;,&quot;&amp;[.T83]" office:value-type="string" office:string-value="0x1FF,0x000,0x000,0x000,0x000,0x1FF,0x124,0x092,0x049,0x049,0x092,0x124,0x080,0x124,0x000,0x049,0x000,0x124,0x000,0x000,0x124">
            <text:p>0x1FF,0x000,0x000,0x000,0x000,0x1FF,0x124,0x092,0x049,0x049,0x092,0x124,0x080,0x124,0x000,0x049,0x000,0x124,0x000,0x000,0x124</text:p>
          </table:table-cell>
          <table:table-cell table:formula="of:=[.U81]&amp;&quot;,&quot;&amp;[.U83]" office:value-type="string" office:string-value="0x000,0x1FF,0x000,0x000,0x1FF,0x000,0x124,0x092,0x049,0x049,0x092,0x124,0x010,0x092,0x1FF,0x092,0x1FF,0x092,0x000,0x092,0x000">
            <text:p>0x000,0x1FF,0x000,0x000,0x1FF,0x000,0x124,0x092,0x049,0x049,0x092,0x124,0x010,0x092,0x1FF,0x092,0x1FF,0x092,0x000,0x092,0x000</text:p>
          </table:table-cell>
          <table:table-cell table:formula="of:=[.V81]&amp;&quot;,&quot;&amp;[.V83]" office:value-type="string" office:string-value="0x000.0x000,0x1FF,0x1FF,0x000,0x000,0x124,0x092,0x049,0x049,0x092,0x124,0x002,0x049,0x000,0x124,0x000,0x049,0x124,0x000,0x000">
            <text:p>0x000.0x000,0x1FF,0x1FF,0x000,0x000,0x124,0x092,0x049,0x049,0x092,0x124,0x002,0x049,0x000,0x124,0x000,0x049,0x124,0x000,0x00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3"/>
          <table:table-cell table:number-columns-repeated="3"/>
          <table:table-cell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/>
          <table:table-cell table:formula="of:=[.A85]*2^8+[.B85]*2^7+[.C85]*2^6+[.A86]*2^5+[.B86]*2^4+[.C86]*2^3+[.A87]*2^2+[.B87]*2^1+[.C87]*2^0" office:value-type="float" office:value="73">
            <text:p>73</text:p>
          </table:table-cell>
          <table:table-cell table:formula="of:=BASE([.E87];16;3)" office:value-type="string" office:string-value="049">
            <text:p>049</text:p>
          </table:table-cell>
          <table:table-cell table:number-columns-repeated="3"/>
          <table:table-cell/>
          <table:table-cell table:formula="of:=[.G85]*2^8+[.H85]*2^7+[.I85]*2^6+[.G86]*2^5+[.H86]*2^4+[.I86]*2^3+[.G87]*2^2+[.H87]*2^1+[.I87]*2^0" office:value-type="float" office:value="0">
            <text:p>0</text:p>
          </table:table-cell>
          <table:table-cell table:formula="of:=BASE([.K87];16;3)" office:value-type="string" office:string-value="000">
            <text:p>000</text:p>
          </table:table-cell>
          <table:table-cell table:number-columns-repeated="3"/>
          <table:table-cell/>
          <table:table-cell table:formula="of:=[.M85]*2^8+[.N85]*2^7+[.O85]*2^6+[.M86]*2^5+[.N86]*2^4+[.O86]*2^3+[.M87]*2^2+[.N87]*2^1+[.O87]*2^0" office:value-type="float" office:value="0">
            <text:p>0</text:p>
          </table:table-cell>
          <table:table-cell table:formula="of:=BASE([.Q87];16;3)" office:value-type="string" office:string-value="000">
            <text:p>000</text:p>
          </table:table-cell>
          <table:table-cell/>
          <table:table-cell table:formula="of:=[.$S$3]&amp;[.F87]" office:value-type="string" office:string-value="0x049">
            <text:p>0x049</text:p>
          </table:table-cell>
          <table:table-cell table:formula="of:=[.$S$3]&amp;[.L87]" office:value-type="string" office:string-value="0x000">
            <text:p>0x000</text:p>
          </table:table-cell>
          <table:table-cell table:formula="of:=[.$S$3]&amp;[.R87]" office:value-type="string" office:string-value="0x000">
            <text:p>0x00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/>
          <table:table-cell table:number-columns-repeated="3"/>
          <table:table-cell/>
          <table:table-cell office:value-type="float" office:value="1">
            <text:p>1</text:p>
          </table:table-cell>
          <table:table-cell/>
          <table:table-cell table:number-columns-repeated="3"/>
          <table:table-cell table:number-columns-repeated="3"/>
          <table:table-cell table:number-columns-repeated="4"/>
          <table:table-cell table:style-name="Default" table:formula="of:=[.T85]&amp;&quot;,&quot;&amp;[.T87]" office:value-type="string" office:string-value="0x1FF,0x000,0x000,0x000,0x000,0x1FF,0x124,0x092,0x049,0x049,0x092,0x124,0x080,0x124,0x000,0x049,0x000,0x124,0x000,0x000,0x124,0x049">
            <text:p>0x1FF,0x000,0x000,0x000,0x000,0x1FF,0x124,0x092,0x049,0x049,0x092,0x124,0x080,0x124,0x000,0x049,0x000,0x124,0x000,0x000,0x124,0x049</text:p>
          </table:table-cell>
          <table:table-cell table:formula="of:=[.U85]&amp;&quot;,&quot;&amp;[.U87]" office:value-type="string" office:string-value="0x000,0x1FF,0x000,0x000,0x1FF,0x000,0x124,0x092,0x049,0x049,0x092,0x124,0x010,0x092,0x1FF,0x092,0x1FF,0x092,0x000,0x092,0x000,0x000">
            <text:p>0x000,0x1FF,0x000,0x000,0x1FF,0x000,0x124,0x092,0x049,0x049,0x092,0x124,0x010,0x092,0x1FF,0x092,0x1FF,0x092,0x000,0x092,0x000,0x000</text:p>
          </table:table-cell>
          <table:table-cell table:formula="of:=[.V85]&amp;&quot;,&quot;&amp;[.V87]" office:value-type="string" office:string-value="0x000.0x000,0x1FF,0x1FF,0x000,0x000,0x124,0x092,0x049,0x049,0x092,0x124,0x002,0x049,0x000,0x124,0x000,0x049,0x124,0x000,0x000,0x000">
            <text:p>0x000.0x000,0x1FF,0x1FF,0x000,0x000,0x124,0x092,0x049,0x049,0x092,0x124,0x002,0x049,0x000,0x124,0x000,0x049,0x124,0x000,0x000,0x000</text:p>
          </table:table-cell>
        </table:table-row>
        <table:table-row table:style-name="ro1">
          <table:table-cell table:number-columns-repeated="3"/>
          <table:table-cell table:number-columns-repeated="3"/>
          <table:table-cell/>
          <table:table-cell office:value-type="float" office:value="1">
            <text:p>1</text:p>
          </table:table-cell>
          <table:table-cell/>
          <table:table-cell table:number-columns-repeated="3"/>
          <table:table-cell table:number-columns-repeated="3"/>
          <table:table-cell table:number-columns-repeated="7"/>
        </table:table-row>
        <table:table-row table:style-name="ro1">
          <table:table-cell table:number-columns-repeated="3"/>
          <table:table-cell/>
          <table:table-cell table:formula="of:=[.A89]*2^8+[.B89]*2^7+[.C89]*2^6+[.A90]*2^5+[.B90]*2^4+[.C90]*2^3+[.A91]*2^2+[.B91]*2^1+[.C91]*2^0" office:value-type="float" office:value="0">
            <text:p>0</text:p>
          </table:table-cell>
          <table:table-cell table:formula="of:=BASE([.E91];16;3)" office:value-type="string" office:string-value="000">
            <text:p>000</text:p>
          </table:table-cell>
          <table:table-cell/>
          <table:table-cell office:value-type="float" office:value="1">
            <text:p>1</text:p>
          </table:table-cell>
          <table:table-cell/>
          <table:table-cell/>
          <table:table-cell table:formula="of:=[.G89]*2^8+[.H89]*2^7+[.I89]*2^6+[.G90]*2^5+[.H90]*2^4+[.I90]*2^3+[.G91]*2^2+[.H91]*2^1+[.I91]*2^0" office:value-type="float" office:value="146">
            <text:p>146</text:p>
          </table:table-cell>
          <table:table-cell table:formula="of:=BASE([.K91];16;3)" office:value-type="string" office:string-value="092">
            <text:p>092</text:p>
          </table:table-cell>
          <table:table-cell table:number-columns-repeated="3"/>
          <table:table-cell/>
          <table:table-cell table:formula="of:=[.M89]*2^8+[.N89]*2^7+[.O89]*2^6+[.M90]*2^5+[.N90]*2^4+[.O90]*2^3+[.M91]*2^2+[.N91]*2^1+[.O91]*2^0" office:value-type="float" office:value="0">
            <text:p>0</text:p>
          </table:table-cell>
          <table:table-cell table:formula="of:=BASE([.Q91];16;3)" office:value-type="string" office:string-value="000">
            <text:p>000</text:p>
          </table:table-cell>
          <table:table-cell/>
          <table:table-cell table:formula="of:=[.$S$3]&amp;[.F91]" office:value-type="string" office:string-value="0x000">
            <text:p>0x000</text:p>
          </table:table-cell>
          <table:table-cell table:formula="of:=[.$S$3]&amp;[.L91]" office:value-type="string" office:string-value="0x092">
            <text:p>0x092</text:p>
          </table:table-cell>
          <table:table-cell table:formula="of:=[.$S$3]&amp;[.R91]" office:value-type="string" office:string-value="0x000">
            <text:p>0x00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/>
          <table:table-cell table:number-columns-repeated="3"/>
          <table:table-cell table:number-columns-repeated="3"/>
          <table:table-cell table:number-columns-repeated="3"/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table:style-name="Default" table:formula="of:=[.T89]&amp;&quot;,&quot;&amp;[.T91]" office:value-type="string" office:string-value="0x1FF,0x000,0x000,0x000,0x000,0x1FF,0x124,0x092,0x049,0x049,0x092,0x124,0x080,0x124,0x000,0x049,0x000,0x124,0x000,0x000,0x124,0x049,0x000">
            <text:p>0x1FF,0x000,0x000,0x000,0x000,0x1FF,0x124,0x092,0x049,0x049,0x092,0x124,0x080,0x124,0x000,0x049,0x000,0x124,0x000,0x000,0x124,0x049,0x000</text:p>
          </table:table-cell>
          <table:table-cell table:formula="of:=[.U89]&amp;&quot;,&quot;&amp;[.U91]" office:value-type="string" office:string-value="0x000,0x1FF,0x000,0x000,0x1FF,0x000,0x124,0x092,0x049,0x049,0x092,0x124,0x010,0x092,0x1FF,0x092,0x1FF,0x092,0x000,0x092,0x000,0x000,0x092">
            <text:p>0x000,0x1FF,0x000,0x000,0x1FF,0x000,0x124,0x092,0x049,0x049,0x092,0x124,0x010,0x092,0x1FF,0x092,0x1FF,0x092,0x000,0x092,0x000,0x000,0x092</text:p>
          </table:table-cell>
          <table:table-cell table:formula="of:=[.V89]&amp;&quot;,&quot;&amp;[.V91]" office:value-type="string" office:string-value="0x000.0x000,0x1FF,0x1FF,0x000,0x000,0x124,0x092,0x049,0x049,0x092,0x124,0x002,0x049,0x000,0x124,0x000,0x049,0x124,0x000,0x000,0x000,0x000">
            <text:p>0x000.0x000,0x1FF,0x1FF,0x000,0x000,0x124,0x092,0x049,0x049,0x092,0x124,0x002,0x049,0x000,0x124,0x000,0x049,0x124,0x000,0x000,0x000,0x000</text:p>
          </table:table-cell>
        </table:table-row>
        <table:table-row table:style-name="ro1">
          <table:table-cell table:number-columns-repeated="3"/>
          <table:table-cell table:number-columns-repeated="3"/>
          <table:table-cell table:number-columns-repeated="3"/>
          <table:table-cell table:number-columns-repeated="3"/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/>
          <table:table-cell table:formula="of:=[.A93]*2^8+[.B93]*2^7+[.C93]*2^6+[.A94]*2^5+[.B94]*2^4+[.C94]*2^3+[.A95]*2^2+[.B95]*2^1+[.C95]*2^0" office:value-type="float" office:value="0">
            <text:p>0</text:p>
          </table:table-cell>
          <table:table-cell table:formula="of:=BASE([.E95];16;3)" office:value-type="string" office:string-value="000">
            <text:p>000</text:p>
          </table:table-cell>
          <table:table-cell table:number-columns-repeated="3"/>
          <table:table-cell/>
          <table:table-cell table:formula="of:=[.G93]*2^8+[.H93]*2^7+[.I93]*2^6+[.G94]*2^5+[.H94]*2^4+[.I94]*2^3+[.G95]*2^2+[.H95]*2^1+[.I95]*2^0" office:value-type="float" office:value="0">
            <text:p>0</text:p>
          </table:table-cell>
          <table:table-cell table:formula="of:=BASE([.K95];16;3)" office:value-type="string" office:string-value="000">
            <text:p>00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[.M93]*2^8+[.N93]*2^7+[.O93]*2^6+[.M94]*2^5+[.N94]*2^4+[.O94]*2^3+[.M95]*2^2+[.N95]*2^1+[.O95]*2^0" office:value-type="float" office:value="73">
            <text:p>73</text:p>
          </table:table-cell>
          <table:table-cell table:formula="of:=BASE([.Q95];16;3)" office:value-type="string" office:string-value="049">
            <text:p>049</text:p>
          </table:table-cell>
          <table:table-cell/>
          <table:table-cell table:formula="of:=[.$S$3]&amp;[.F95]" office:value-type="string" office:string-value="0x000">
            <text:p>0x000</text:p>
          </table:table-cell>
          <table:table-cell table:formula="of:=[.$S$3]&amp;[.L95]" office:value-type="string" office:string-value="0x000">
            <text:p>0x000</text:p>
          </table:table-cell>
          <table:table-cell table:formula="of:=[.$S$3]&amp;[.R95]" office:value-type="string" office:string-value="0x049">
            <text:p>0x049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/>
          <table:table-cell table:number-columns-repeated="3"/>
          <table:table-cell table:number-columns-repeated="3"/>
          <table:table-cell table:number-columns-repeated="3"/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table:style-name="Default" table:formula="of:=[.T93]&amp;&quot;,&quot;&amp;[.T95]" office:value-type="string" office:string-value="0x1FF,0x000,0x000,0x000,0x000,0x1FF,0x124,0x092,0x049,0x049,0x092,0x124,0x080,0x124,0x000,0x049,0x000,0x124,0x000,0x000,0x124,0x049,0x000,0x000">
            <text:p>0x1FF,0x000,0x000,0x000,0x000,0x1FF,0x124,0x092,0x049,0x049,0x092,0x124,0x080,0x124,0x000,0x049,0x000,0x124,0x000,0x000,0x124,0x049,0x000,0x000</text:p>
          </table:table-cell>
          <table:table-cell table:formula="of:=[.U93]&amp;&quot;,&quot;&amp;[.U95]" office:value-type="string" office:string-value="0x000,0x1FF,0x000,0x000,0x1FF,0x000,0x124,0x092,0x049,0x049,0x092,0x124,0x010,0x092,0x1FF,0x092,0x1FF,0x092,0x000,0x092,0x000,0x000,0x092,0x000">
            <text:p>0x000,0x1FF,0x000,0x000,0x1FF,0x000,0x124,0x092,0x049,0x049,0x092,0x124,0x010,0x092,0x1FF,0x092,0x1FF,0x092,0x000,0x092,0x000,0x000,0x092,0x000</text:p>
          </table:table-cell>
          <table:table-cell table:formula="of:=[.V93]&amp;&quot;,&quot;&amp;[.V95]" office:value-type="string" office:string-value="0x000.0x000,0x1FF,0x1FF,0x000,0x000,0x124,0x092,0x049,0x049,0x092,0x124,0x002,0x049,0x000,0x124,0x000,0x049,0x124,0x000,0x000,0x000,0x000,0x049">
            <text:p>0x000.0x000,0x1FF,0x1FF,0x000,0x000,0x124,0x092,0x049,0x049,0x092,0x124,0x002,0x049,0x000,0x124,0x000,0x049,0x124,0x000,0x000,0x000,0x000,0x049</text:p>
          </table:table-cell>
        </table:table-row>
        <table:table-row table:style-name="ro1">
          <table:table-cell table:number-columns-repeated="3"/>
          <table:table-cell table:number-columns-repeated="3"/>
          <table:table-cell table:number-columns-repeated="3"/>
          <table:table-cell table:number-columns-repeated="3"/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/>
          <table:table-cell table:formula="of:=[.A97]*2^8+[.B97]*2^7+[.C97]*2^6+[.A98]*2^5+[.B98]*2^4+[.C98]*2^3+[.A99]*2^2+[.B99]*2^1+[.C99]*2^0" office:value-type="float" office:value="0">
            <text:p>0</text:p>
          </table:table-cell>
          <table:table-cell table:formula="of:=BASE([.E99];16;3)" office:value-type="string" office:string-value="000">
            <text:p>000</text:p>
          </table:table-cell>
          <table:table-cell table:number-columns-repeated="3"/>
          <table:table-cell/>
          <table:table-cell table:formula="of:=[.G97]*2^8+[.H97]*2^7+[.I97]*2^6+[.G98]*2^5+[.H98]*2^4+[.I98]*2^3+[.G99]*2^2+[.H99]*2^1+[.I99]*2^0" office:value-type="float" office:value="0">
            <text:p>0</text:p>
          </table:table-cell>
          <table:table-cell table:formula="of:=BASE([.K99];16;3)" office:value-type="string" office:string-value="000">
            <text:p>00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[.M97]*2^8+[.N97]*2^7+[.O97]*2^6+[.M98]*2^5+[.N98]*2^4+[.O98]*2^3+[.M99]*2^2+[.N99]*2^1+[.O99]*2^0" office:value-type="float" office:value="73">
            <text:p>73</text:p>
          </table:table-cell>
          <table:table-cell table:formula="of:=BASE([.Q99];16;3)" office:value-type="string" office:string-value="049">
            <text:p>049</text:p>
          </table:table-cell>
          <table:table-cell/>
          <table:table-cell table:formula="of:=[.$S$3]&amp;[.F99]" office:value-type="string" office:string-value="0x000">
            <text:p>0x000</text:p>
          </table:table-cell>
          <table:table-cell table:formula="of:=[.$S$3]&amp;[.L99]" office:value-type="string" office:string-value="0x000">
            <text:p>0x000</text:p>
          </table:table-cell>
          <table:table-cell table:formula="of:=[.$S$3]&amp;[.R99]" office:value-type="string" office:string-value="0x049">
            <text:p>0x049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/>
          <table:table-cell table:number-columns-repeated="3"/>
          <table:table-cell/>
          <table:table-cell office:value-type="float" office:value="1">
            <text:p>1</text:p>
          </table:table-cell>
          <table:table-cell/>
          <table:table-cell table:number-columns-repeated="3"/>
          <table:table-cell table:number-columns-repeated="3"/>
          <table:table-cell table:number-columns-repeated="4"/>
          <table:table-cell table:style-name="Default" table:formula="of:=[.T97]&amp;&quot;,&quot;&amp;[.T99]" office:value-type="string" office:string-value="0x1FF,0x000,0x000,0x000,0x000,0x1FF,0x124,0x092,0x049,0x049,0x092,0x124,0x080,0x124,0x000,0x049,0x000,0x124,0x000,0x000,0x124,0x049,0x000,0x000,0x000">
            <text:p>0x1FF,0x000,0x000,0x000,0x000,0x1FF,0x124,0x092,0x049,0x049,0x092,0x124,0x080,0x124,0x000,0x049,0x000,0x124,0x000,0x000,0x124,0x049,0x000,0x000,0x000</text:p>
          </table:table-cell>
          <table:table-cell table:formula="of:=[.U97]&amp;&quot;,&quot;&amp;[.U99]" office:value-type="string" office:string-value="0x000,0x1FF,0x000,0x000,0x1FF,0x000,0x124,0x092,0x049,0x049,0x092,0x124,0x010,0x092,0x1FF,0x092,0x1FF,0x092,0x000,0x092,0x000,0x000,0x092,0x000,0x000">
            <text:p>0x000,0x1FF,0x000,0x000,0x1FF,0x000,0x124,0x092,0x049,0x049,0x092,0x124,0x010,0x092,0x1FF,0x092,0x1FF,0x092,0x000,0x092,0x000,0x000,0x092,0x000,0x000</text:p>
          </table:table-cell>
          <table:table-cell table:formula="of:=[.V97]&amp;&quot;,&quot;&amp;[.V99]" office:value-type="string" office:string-value="0x000.0x000,0x1FF,0x1FF,0x000,0x000,0x124,0x092,0x049,0x049,0x092,0x124,0x002,0x049,0x000,0x124,0x000,0x049,0x124,0x000,0x000,0x000,0x000,0x049,0x049">
            <text:p>0x000.0x000,0x1FF,0x1FF,0x000,0x000,0x124,0x092,0x049,0x049,0x092,0x124,0x002,0x049,0x000,0x124,0x000,0x049,0x124,0x000,0x000,0x000,0x000,0x049,0x049</text:p>
          </table:table-cell>
        </table:table-row>
        <table:table-row table:style-name="ro1">
          <table:table-cell table:number-columns-repeated="3"/>
          <table:table-cell table:number-columns-repeated="3"/>
          <table:table-cell/>
          <table:table-cell office:value-type="float" office:value="1">
            <text:p>1</text:p>
          </table:table-cell>
          <table:table-cell/>
          <table:table-cell table:number-columns-repeated="3"/>
          <table:table-cell table:number-columns-repeated="3"/>
          <table:table-cell table:number-columns-repeated="7"/>
        </table:table-row>
        <table:table-row table:style-name="ro1">
          <table:table-cell table:number-columns-repeated="3"/>
          <table:table-cell/>
          <table:table-cell table:formula="of:=[.A101]*2^8+[.B101]*2^7+[.C101]*2^6+[.A102]*2^5+[.B102]*2^4+[.C102]*2^3+[.A103]*2^2+[.B103]*2^1+[.C103]*2^0" office:value-type="float" office:value="0">
            <text:p>0</text:p>
          </table:table-cell>
          <table:table-cell table:formula="of:=BASE([.E103];16;3)" office:value-type="string" office:string-value="000">
            <text:p>000</text:p>
          </table:table-cell>
          <table:table-cell/>
          <table:table-cell office:value-type="float" office:value="1">
            <text:p>1</text:p>
          </table:table-cell>
          <table:table-cell/>
          <table:table-cell/>
          <table:table-cell table:formula="of:=[.G101]*2^8+[.H101]*2^7+[.I101]*2^6+[.G102]*2^5+[.H102]*2^4+[.I102]*2^3+[.G103]*2^2+[.H103]*2^1+[.I103]*2^0" office:value-type="float" office:value="146">
            <text:p>146</text:p>
          </table:table-cell>
          <table:table-cell table:formula="of:=BASE([.K103];16;3)" office:value-type="string" office:string-value="092">
            <text:p>092</text:p>
          </table:table-cell>
          <table:table-cell table:number-columns-repeated="3"/>
          <table:table-cell/>
          <table:table-cell table:formula="of:=[.M101]*2^8+[.N101]*2^7+[.O101]*2^6+[.M102]*2^5+[.N102]*2^4+[.O102]*2^3+[.M103]*2^2+[.N103]*2^1+[.O103]*2^0" office:value-type="float" office:value="0">
            <text:p>0</text:p>
          </table:table-cell>
          <table:table-cell table:formula="of:=BASE([.Q103];16;3)" office:value-type="string" office:string-value="000">
            <text:p>000</text:p>
          </table:table-cell>
          <table:table-cell/>
          <table:table-cell table:formula="of:=[.$S$3]&amp;[.F103]" office:value-type="string" office:string-value="0x000">
            <text:p>0x000</text:p>
          </table:table-cell>
          <table:table-cell table:formula="of:=[.$S$3]&amp;[.L103]" office:value-type="string" office:string-value="0x092">
            <text:p>0x092</text:p>
          </table:table-cell>
          <table:table-cell table:formula="of:=[.$S$3]&amp;[.R103]" office:value-type="string" office:string-value="0x000">
            <text:p>0x00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/>
          <table:table-cell table:number-columns-repeated="3"/>
          <table:table-cell table:number-columns-repeated="3"/>
          <table:table-cell table:number-columns-repeated="3"/>
          <table:table-cell table:number-columns-repeated="3"/>
          <table:table-cell table:number-columns-repeated="4"/>
          <table:table-cell table:style-name="Default" table:formula="of:=[.T101]&amp;&quot;,&quot;&amp;[.T103]" office:value-type="string" office:string-value="0x1FF,0x000,0x000,0x000,0x000,0x1FF,0x124,0x092,0x049,0x049,0x092,0x124,0x080,0x124,0x000,0x049,0x000,0x124,0x000,0x000,0x124,0x049,0x000,0x000,0x000,0x000">
            <text:p>0x1FF,0x000,0x000,0x000,0x000,0x1FF,0x124,0x092,0x049,0x049,0x092,0x124,0x080,0x124,0x000,0x049,0x000,0x124,0x000,0x000,0x124,0x049,0x000,0x000,0x000,0x000</text:p>
          </table:table-cell>
          <table:table-cell table:formula="of:=[.U101]&amp;&quot;,&quot;&amp;[.U103]" office:value-type="string" office:string-value="0x000,0x1FF,0x000,0x000,0x1FF,0x000,0x124,0x092,0x049,0x049,0x092,0x124,0x010,0x092,0x1FF,0x092,0x1FF,0x092,0x000,0x092,0x000,0x000,0x092,0x000,0x000,0x092">
            <text:p>0x000,0x1FF,0x000,0x000,0x1FF,0x000,0x124,0x092,0x049,0x049,0x092,0x124,0x010,0x092,0x1FF,0x092,0x1FF,0x092,0x000,0x092,0x000,0x000,0x092,0x000,0x000,0x092</text:p>
          </table:table-cell>
          <table:table-cell table:formula="of:=[.V101]&amp;&quot;,&quot;&amp;[.V103]" office:value-type="string" office:string-value="0x000.0x000,0x1FF,0x1FF,0x000,0x000,0x124,0x092,0x049,0x049,0x092,0x124,0x002,0x049,0x000,0x124,0x000,0x049,0x124,0x000,0x000,0x000,0x000,0x049,0x049,0x000">
            <text:p>0x000.0x000,0x1FF,0x1FF,0x000,0x000,0x124,0x092,0x049,0x049,0x092,0x124,0x002,0x049,0x000,0x124,0x000,0x049,0x124,0x000,0x000,0x000,0x000,0x049,0x049,0x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number-columns-repeated="3"/>
          <table:table-cell table:number-columns-repeated="3"/>
          <table:table-cell table:number-columns-repeated="3"/>
          <table:table-cell table:number-columns-repeated="3"/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/>
          <table:table-cell table:formula="of:=[.A105]*2^8+[.B105]*2^7+[.C105]*2^6+[.A106]*2^5+[.B106]*2^4+[.C106]*2^3+[.A107]*2^2+[.B107]*2^1+[.C107]*2^0" office:value-type="float" office:value="36">
            <text:p>36</text:p>
          </table:table-cell>
          <table:table-cell table:formula="of:=BASE([.E107];16;3)" office:value-type="string" office:string-value="024">
            <text:p>024</text:p>
          </table:table-cell>
          <table:table-cell table:number-columns-repeated="3"/>
          <table:table-cell/>
          <table:table-cell table:formula="of:=[.G105]*2^8+[.H105]*2^7+[.I105]*2^6+[.G106]*2^5+[.H106]*2^4+[.I106]*2^3+[.G107]*2^2+[.H107]*2^1+[.I107]*2^0" office:value-type="float" office:value="0">
            <text:p>0</text:p>
          </table:table-cell>
          <table:table-cell table:formula="of:=BASE([.K107];16;3)" office:value-type="string" office:string-value="000">
            <text:p>000</text:p>
          </table:table-cell>
          <table:table-cell table:number-columns-repeated="3"/>
          <table:table-cell/>
          <table:table-cell table:formula="of:=[.M105]*2^8+[.N105]*2^7+[.O105]*2^6+[.M106]*2^5+[.N106]*2^4+[.O106]*2^3+[.M107]*2^2+[.N107]*2^1+[.O107]*2^0" office:value-type="float" office:value="0">
            <text:p>0</text:p>
          </table:table-cell>
          <table:table-cell table:formula="of:=BASE([.Q107];16;3)" office:value-type="string" office:string-value="000">
            <text:p>000</text:p>
          </table:table-cell>
          <table:table-cell/>
          <table:table-cell table:formula="of:=[.$S$3]&amp;[.F107]" office:value-type="string" office:string-value="0x024">
            <text:p>0x024</text:p>
          </table:table-cell>
          <table:table-cell table:formula="of:=[.$S$3]&amp;[.L107]" office:value-type="string" office:string-value="0x000">
            <text:p>0x000</text:p>
          </table:table-cell>
          <table:table-cell table:formula="of:=[.$S$3]&amp;[.R107]" office:value-type="string" office:string-value="0x000">
            <text:p>0x000</text:p>
          </table:table-cell>
        </table:table-row>
        <table:table-row table:style-name="ro1">
          <table:table-cell table:number-columns-repeated="19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table:style-name="Default" table:formula="of:=[.T105]&amp;&quot;,&quot;&amp;[.T107]" office:value-type="string" office:string-value="0x1FF,0x000,0x000,0x000,0x000,0x1FF,0x124,0x092,0x049,0x049,0x092,0x124,0x080,0x124,0x000,0x049,0x000,0x124,0x000,0x000,0x124,0x049,0x000,0x000,0x000,0x000,0x024">
            <text:p>0x1FF,0x000,0x000,0x000,0x000,0x1FF,0x124,0x092,0x049,0x049,0x092,0x124,0x080,0x124,0x000,0x049,0x000,0x124,0x000,0x000,0x124,0x049,0x000,0x000,0x000,0x000,0x024</text:p>
          </table:table-cell>
          <table:table-cell table:formula="of:=[.U105]&amp;&quot;,&quot;&amp;[.U107]" office:value-type="string" office:string-value="0x000,0x1FF,0x000,0x000,0x1FF,0x000,0x124,0x092,0x049,0x049,0x092,0x124,0x010,0x092,0x1FF,0x092,0x1FF,0x092,0x000,0x092,0x000,0x000,0x092,0x000,0x000,0x092,0x000">
            <text:p>0x000,0x1FF,0x000,0x000,0x1FF,0x000,0x124,0x092,0x049,0x049,0x092,0x124,0x010,0x092,0x1FF,0x092,0x1FF,0x092,0x000,0x092,0x000,0x000,0x092,0x000,0x000,0x092,0x000</text:p>
          </table:table-cell>
          <table:table-cell table:formula="of:=[.V105]&amp;&quot;,&quot;&amp;[.V107]" office:value-type="string" office:string-value="0x000.0x000,0x1FF,0x1FF,0x000,0x000,0x124,0x092,0x049,0x049,0x092,0x124,0x002,0x049,0x000,0x124,0x000,0x049,0x124,0x000,0x000,0x000,0x000,0x049,0x049,0x000,0x000">
            <text:p>0x000.0x000,0x1FF,0x1FF,0x000,0x000,0x124,0x092,0x049,0x049,0x092,0x124,0x002,0x049,0x000,0x124,0x000,0x049,0x124,0x000,0x000,0x000,0x000,0x049,0x049,0x000,0x000</text:p>
          </table:table-cell>
        </table:table-row>
        <table:table-row table:style-name="ro1">
          <table:table-cell table:number-columns-repeated="1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/>
          <table:table-cell table:formula="of:=BASE([.E111];16;3)" office:value-type="string" office:string-value="000">
            <text:p>000</text:p>
          </table:table-cell>
          <table:table-cell table:number-columns-repeated="4"/>
          <table:table-cell/>
          <table:table-cell table:formula="of:=BASE([.K111];16;3)" office:value-type="string" office:string-value="000">
            <text:p>000</text:p>
          </table:table-cell>
          <table:table-cell table:number-columns-repeated="4"/>
          <table:table-cell/>
          <table:table-cell table:formula="of:=BASE([.Q111];16;3)" office:value-type="string" office:string-value="000">
            <text:p>000</text:p>
          </table:table-cell>
          <table:table-cell/>
          <table:table-cell table:formula="of:=[.$S$3]&amp;[.F111]" office:value-type="string" office:string-value="0x000">
            <text:p>0x000</text:p>
          </table:table-cell>
          <table:table-cell table:formula="of:=[.$S$3]&amp;[.L111]" office:value-type="string" office:string-value="0x000">
            <text:p>0x000</text:p>
          </table:table-cell>
          <table:table-cell table:formula="of:=[.$S$3]&amp;[.R111]" office:value-type="string" office:string-value="0x000">
            <text:p>0x000</text:p>
          </table:table-cell>
        </table:table-row>
        <table:table-row table:style-name="ro1">
          <table:table-cell table:number-columns-repeated="19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table:style-name="Default" table:formula="of:=[.T109]&amp;&quot;,&quot;&amp;[.T111]" office:value-type="string" office:string-value="0x1FF,0x000,0x000,0x000,0x000,0x1FF,0x124,0x092,0x049,0x049,0x092,0x124,0x080,0x124,0x000,0x049,0x000,0x124,0x000,0x000,0x124,0x049,0x000,0x000,0x000,0x000,0x024,0x000">
            <text:p>0x1FF,0x000,0x000,0x000,0x000,0x1FF,0x124,0x092,0x049,0x049,0x092,0x124,0x080,0x124,0x000,0x049,0x000,0x124,0x000,0x000,0x124,0x049,0x000,0x000,0x000,0x000,0x024,0x000</text:p>
          </table:table-cell>
          <table:table-cell table:formula="of:=[.U109]&amp;&quot;,&quot;&amp;[.U111]" office:value-type="string" office:string-value="0x000,0x1FF,0x000,0x000,0x1FF,0x000,0x124,0x092,0x049,0x049,0x092,0x124,0x010,0x092,0x1FF,0x092,0x1FF,0x092,0x000,0x092,0x000,0x000,0x092,0x000,0x000,0x092,0x000,0x000">
            <text:p>0x000,0x1FF,0x000,0x000,0x1FF,0x000,0x124,0x092,0x049,0x049,0x092,0x124,0x010,0x092,0x1FF,0x092,0x1FF,0x092,0x000,0x092,0x000,0x000,0x092,0x000,0x000,0x092,0x000,0x000</text:p>
          </table:table-cell>
          <table:table-cell table:formula="of:=[.V109]&amp;&quot;,&quot;&amp;[.V111]" office:value-type="string" office:string-value="0x000.0x000,0x1FF,0x1FF,0x000,0x000,0x124,0x092,0x049,0x049,0x092,0x124,0x002,0x049,0x000,0x124,0x000,0x049,0x124,0x000,0x000,0x000,0x000,0x049,0x049,0x000,0x000,0x000">
            <text:p>0x000.0x000,0x1FF,0x1FF,0x000,0x000,0x124,0x092,0x049,0x049,0x092,0x124,0x002,0x049,0x000,0x124,0x000,0x049,0x124,0x000,0x000,0x000,0x000,0x049,0x049,0x000,0x000,0x000</text:p>
          </table:table-cell>
        </table:table-row>
        <table:table-row table:style-name="ro1">
          <table:table-cell table:number-columns-repeated="1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/>
          <table:table-cell table:formula="of:=BASE([.E115];16;3)" office:value-type="string" office:string-value="000">
            <text:p>000</text:p>
          </table:table-cell>
          <table:table-cell table:number-columns-repeated="4"/>
          <table:table-cell/>
          <table:table-cell table:formula="of:=BASE([.K115];16;3)" office:value-type="string" office:string-value="000">
            <text:p>000</text:p>
          </table:table-cell>
          <table:table-cell table:number-columns-repeated="4"/>
          <table:table-cell/>
          <table:table-cell table:formula="of:=BASE([.Q115];16;3)" office:value-type="string" office:string-value="000">
            <text:p>000</text:p>
          </table:table-cell>
          <table:table-cell/>
          <table:table-cell table:formula="of:=[.$S$3]&amp;[.F115]" office:value-type="string" office:string-value="0x000">
            <text:p>0x000</text:p>
          </table:table-cell>
          <table:table-cell table:formula="of:=[.$S$3]&amp;[.L115]" office:value-type="string" office:string-value="0x000">
            <text:p>0x000</text:p>
          </table:table-cell>
          <table:table-cell table:formula="of:=[.$S$3]&amp;[.R115]" office:value-type="string" office:string-value="0x000">
            <text:p>0x000</text:p>
          </table:table-cell>
        </table:table-row>
        <table:table-row table:style-name="ro1">
          <table:table-cell table:number-columns-repeated="19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table:style-name="Default" table:formula="of:=[.T113]&amp;&quot;,&quot;&amp;[.T115]" office:value-type="string" office:string-value="0x1FF,0x000,0x000,0x000,0x000,0x1FF,0x124,0x092,0x049,0x049,0x092,0x124,0x080,0x124,0x000,0x049,0x000,0x124,0x000,0x000,0x124,0x049,0x000,0x000,0x000,0x000,0x024,0x000,0x000">
            <text:p>0x1FF,0x000,0x000,0x000,0x000,0x1FF,0x124,0x092,0x049,0x049,0x092,0x124,0x080,0x124,0x000,0x049,0x000,0x124,0x000,0x000,0x124,0x049,0x000,0x000,0x000,0x000,0x024,0x000,0x000</text:p>
          </table:table-cell>
          <table:table-cell table:formula="of:=[.U113]&amp;&quot;,&quot;&amp;[.U115]" office:value-type="string" office:string-value="0x000,0x1FF,0x000,0x000,0x1FF,0x000,0x124,0x092,0x049,0x049,0x092,0x124,0x010,0x092,0x1FF,0x092,0x1FF,0x092,0x000,0x092,0x000,0x000,0x092,0x000,0x000,0x092,0x000,0x000,0x000">
            <text:p>0x000,0x1FF,0x000,0x000,0x1FF,0x000,0x124,0x092,0x049,0x049,0x092,0x124,0x010,0x092,0x1FF,0x092,0x1FF,0x092,0x000,0x092,0x000,0x000,0x092,0x000,0x000,0x092,0x000,0x000,0x000</text:p>
          </table:table-cell>
          <table:table-cell table:formula="of:=[.V113]&amp;&quot;,&quot;&amp;[.V115]" office:value-type="string" office:string-value="0x000.0x000,0x1FF,0x1FF,0x000,0x000,0x124,0x092,0x049,0x049,0x092,0x124,0x002,0x049,0x000,0x124,0x000,0x049,0x124,0x000,0x000,0x000,0x000,0x049,0x049,0x000,0x000,0x000,0x000">
            <text:p>0x000.0x000,0x1FF,0x1FF,0x000,0x000,0x124,0x092,0x049,0x049,0x092,0x124,0x002,0x049,0x000,0x124,0x000,0x049,0x124,0x000,0x000,0x000,0x000,0x049,0x049,0x000,0x000,0x000,0x000</text:p>
          </table:table-cell>
        </table:table-row>
        <table:table-row table:style-name="ro1">
          <table:table-cell table:number-columns-repeated="1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/>
          <table:table-cell table:formula="of:=BASE([.E119];16;3)" office:value-type="string" office:string-value="000">
            <text:p>000</text:p>
          </table:table-cell>
          <table:table-cell table:number-columns-repeated="4"/>
          <table:table-cell/>
          <table:table-cell table:formula="of:=BASE([.K119];16;3)" office:value-type="string" office:string-value="000">
            <text:p>000</text:p>
          </table:table-cell>
          <table:table-cell table:number-columns-repeated="4"/>
          <table:table-cell/>
          <table:table-cell table:formula="of:=BASE([.Q119];16;3)" office:value-type="string" office:string-value="000">
            <text:p>000</text:p>
          </table:table-cell>
          <table:table-cell/>
          <table:table-cell table:formula="of:=[.$S$3]&amp;[.F119]" office:value-type="string" office:string-value="0x000">
            <text:p>0x000</text:p>
          </table:table-cell>
          <table:table-cell table:formula="of:=[.$S$3]&amp;[.L119]" office:value-type="string" office:string-value="0x000">
            <text:p>0x000</text:p>
          </table:table-cell>
          <table:table-cell table:formula="of:=[.$S$3]&amp;[.R119]" office:value-type="string" office:string-value="0x000">
            <text:p>0x000</text:p>
          </table:table-cell>
        </table:table-row>
        <table:table-row table:style-name="ro1">
          <table:table-cell table:number-columns-repeated="19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table:style-name="Default" table:formula="of:=[.T117]&amp;&quot;,&quot;&amp;[.T119]" office:value-type="string" office:string-value="0x1FF,0x000,0x000,0x000,0x000,0x1FF,0x124,0x092,0x049,0x049,0x092,0x124,0x080,0x124,0x000,0x049,0x000,0x124,0x000,0x000,0x124,0x049,0x000,0x000,0x000,0x000,0x024,0x000,0x000,0x000">
            <text:p>0x1FF,0x000,0x000,0x000,0x000,0x1FF,0x124,0x092,0x049,0x049,0x092,0x124,0x080,0x124,0x000,0x049,0x000,0x124,0x000,0x000,0x124,0x049,0x000,0x000,0x000,0x000,0x024,0x000,0x000,0x000</text:p>
          </table:table-cell>
          <table:table-cell table:formula="of:=[.U117]&amp;&quot;,&quot;&amp;[.U119]" office:value-type="string" office:string-value="0x000,0x1FF,0x000,0x000,0x1FF,0x000,0x124,0x092,0x049,0x049,0x092,0x124,0x010,0x092,0x1FF,0x092,0x1FF,0x092,0x000,0x092,0x000,0x000,0x092,0x000,0x000,0x092,0x000,0x000,0x000,0x000">
            <text:p>0x000,0x1FF,0x000,0x000,0x1FF,0x000,0x124,0x092,0x049,0x049,0x092,0x124,0x010,0x092,0x1FF,0x092,0x1FF,0x092,0x000,0x092,0x000,0x000,0x092,0x000,0x000,0x092,0x000,0x000,0x000,0x000</text:p>
          </table:table-cell>
          <table:table-cell table:formula="of:=[.V117]&amp;&quot;,&quot;&amp;[.V119]" office:value-type="string" office:string-value="0x000.0x000,0x1FF,0x1FF,0x000,0x000,0x124,0x092,0x049,0x049,0x092,0x124,0x002,0x049,0x000,0x124,0x000,0x049,0x124,0x000,0x000,0x000,0x000,0x049,0x049,0x000,0x000,0x000,0x000,0x000">
            <text:p>0x000.0x000,0x1FF,0x1FF,0x000,0x000,0x124,0x092,0x049,0x049,0x092,0x124,0x002,0x049,0x000,0x124,0x000,0x049,0x124,0x000,0x000,0x000,0x000,0x049,0x049,0x000,0x000,0x000,0x000,0x000</text:p>
          </table:table-cell>
        </table:table-row>
        <table:table-row table:style-name="ro1">
          <table:table-cell table:number-columns-repeated="19"/>
          <table:table-cell table:style-name="Default"/>
          <table:table-cell table:number-columns-repeated="2"/>
        </table:table-row>
        <table:table-row table:style-name="ro1">
          <table:table-cell office:value-type="string">
            <text:p>TOP</text:p>
          </table:table-cell>
          <table:table-cell table:number-columns-repeated="4"/>
          <table:table-cell table:formula="of:=[.T121]" office:value-type="string" office:string-value="0x1FF,0x000,0x000,0x000,0x000,0x1FF,0x124,0x092,0x049,0x049,0x092,0x124,0x080,0x124,0x000,0x049,0x000,0x124,0x000,0x000,0x124,0x049,0x000,0x000,0x000,0x000,0x024,0x000,0x000,0x000">
            <text:p>0x1FF,0x000,0x000,0x000,0x000,0x1FF,0x124,0x092,0x049,0x049,0x092,0x124,0x080,0x124,0x000,0x049,0x000,0x124,0x000,0x000,0x124,0x049,0x000,0x000,0x000,0x000,0x024,0x000,0x000,0x000</text:p>
          </table:table-cell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table:style-name="Default"/>
          <table:table-cell table:number-columns-repeated="2"/>
        </table:table-row>
        <table:table-row table:style-name="ro1">
          <table:table-cell office:value-type="string">
            <text:p>MID</text:p>
          </table:table-cell>
          <table:table-cell table:number-columns-repeated="4"/>
          <table:table-cell table:formula="of:=[.U121]" office:value-type="string" office:string-value="0x000,0x1FF,0x000,0x000,0x1FF,0x000,0x124,0x092,0x049,0x049,0x092,0x124,0x010,0x092,0x1FF,0x092,0x1FF,0x092,0x000,0x092,0x000,0x000,0x092,0x000,0x000,0x092,0x000,0x000,0x000,0x000">
            <text:p>0x000,0x1FF,0x000,0x000,0x1FF,0x000,0x124,0x092,0x049,0x049,0x092,0x124,0x010,0x092,0x1FF,0x092,0x1FF,0x092,0x000,0x092,0x000,0x000,0x092,0x000,0x000,0x092,0x000,0x000,0x000,0x000</text:p>
          </table:table-cell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table:style-name="Default"/>
          <table:table-cell table:number-columns-repeated="2"/>
        </table:table-row>
        <table:table-row table:style-name="ro1">
          <table:table-cell office:value-type="string">
            <text:p>BOT</text:p>
          </table:table-cell>
          <table:table-cell table:number-columns-repeated="4"/>
          <table:table-cell table:formula="of:=[.V121]" office:value-type="string" office:string-value="0x000.0x000,0x1FF,0x1FF,0x000,0x000,0x124,0x092,0x049,0x049,0x092,0x124,0x002,0x049,0x000,0x124,0x000,0x049,0x124,0x000,0x000,0x000,0x000,0x049,0x049,0x000,0x000,0x000,0x000,0x000">
            <text:p>0x000.0x000,0x1FF,0x1FF,0x000,0x000,0x124,0x092,0x049,0x049,0x092,0x124,0x002,0x049,0x000,0x124,0x000,0x049,0x124,0x000,0x000,0x000,0x000,0x049,0x049,0x000,0x000,0x000,0x000,0x000</text:p>
          </table:table-cell>
          <table:table-cell table:number-columns-repeated="13"/>
          <table:table-cell table:style-name="Default"/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HG PGothicB Sun" svg:font-family="'HG PGothicB Sun', mspgothic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8">2015/06/08</text:date>, <text:time>11:29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jima masami</meta:initial-creator>
    <meta:creation-date>2015-05-28T12:34:16.77</meta:creation-date>
    <dc:date>2015-06-08T11:29:58.86</dc:date>
    <dc:creator>kojima masami</dc:creator>
    <meta:editing-duration>PT101H59M03S</meta:editing-duration>
    <meta:editing-cycles>4</meta:editing-cycles>
    <meta:generator>OpenOffice.org/3.2$Win32 OpenOffice.org_project/320m18$Build-9502</meta:generator>
    <meta:document-statistic meta:table-count="3" meta:cell-count="1093" meta:object-count="0"/>
  </office:meta>
</office:document-meta>
</file>